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23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1.291cm"/>
    </style:style>
    <style:style style:family="table-row" style:name="ro8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Friesland steden.A21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6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_20_RowHeader" style:name="ce71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Leeuwarden *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2:value-type="float" table:style-name="ce20" office:value="3521" office:value-type="float">
            <text:p>3521</text:p>
          </table:table-cell>
          <table:table-cell ns42:value-type="float" table:style-name="ce29" office:value="4655" office:value-type="float">
            <text:p>4655</text:p>
          </table:table-cell>
          <table:table-cell ns42:value-type="float" table:style-name="ce29" office:value="7108" office:value-type="float">
            <text:p>7108</text:p>
          </table:table-cell>
          <table:table-cell ns42:value-type="float" table:style-name="ce29" office:value="3672" office:value-type="float">
            <text:p>3672</text:p>
          </table:table-cell>
          <table:table-cell ns42:value-type="float" table:style-name="ce29" office:value="363" office:value-type="float">
            <text:p>363</text:p>
          </table:table-cell>
          <table:table-cell table:formula="of:=SUM([.E8:.G8])" ns42:value-type="float" table:style-name="ce29" office:value-type="float" office:value="11143">
            <text:p>11143</text:p>
          </table:table-cell>
          <table:table-cell ns42:value-type="float" table:style-name="ce35" office:value="7475" office:value-type="float">
            <text:p>7475</text:p>
          </table:table-cell>
          <table:table-cell ns42:value-type="float" table:style-name="ce35" office:value="3509" office:value-type="float">
            <text:p>3509</text:p>
          </table:table-cell>
          <table:table-cell ns42:value-type="float" table:style-name="ce35" office:value="1273" office:value-type="float">
            <text:p>1273</text:p>
          </table:table-cell>
          <table:table-cell table:formula="of:=SUM([.I8:.K8])" ns42:value-type="float" table:style-name="ce29" office:value-type="float" office:value="12257">
            <text:p>12257</text:p>
          </table:table-cell>
          <table:table-cell table:formula="of:=SUM([.L8];[.H8])" ns42:value-type="float" table:style-name="ce37" office:value-type="float" office:value="23400">
            <text:p>23400</text:p>
          </table:table-cell>
          <table:table-cell ns42:value-type="float" table:style-name="ce35" office:value="17935" office:value-type="float">
            <text:p>17935</text:p>
          </table:table-cell>
          <table:table-cell ns42:value-type="float" table:style-name="ce35" office:value="4312" office:value-type="float">
            <text:p>4312</text:p>
          </table:table-cell>
          <table:table-cell ns42:value-type="float" table:style-name="ce35" office:value="1146" office:value-type="float">
            <text:p>1146</text:p>
          </table:table-cell>
          <table:table-cell ns42:value-type="float" table:style-name="ce35" office:value="7" office:value-type="float">
            <text:p>7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olsward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2:value-type="float" table:style-name="ce21" office:value="700" office:value-type="float">
            <text:p>700</text:p>
          </table:table-cell>
          <table:table-cell ns42:value-type="float" table:style-name="ce30" office:value="937" office:value-type="float">
            <text:p>937</text:p>
          </table:table-cell>
          <table:table-cell ns42:value-type="float" table:style-name="ce30" office:value="1251" office:value-type="float">
            <text:p>1251</text:p>
          </table:table-cell>
          <table:table-cell ns42:value-type="float" table:style-name="ce30" office:value="635" office:value-type="float">
            <text:p>635</text:p>
          </table:table-cell>
          <table:table-cell ns42:value-type="float" table:style-name="ce30" office:value="88" office:value-type="float">
            <text:p>88</text:p>
          </table:table-cell>
          <table:table-cell table:formula="of:=SUM([.E9:.G9])" ns42:value-type="float" table:style-name="ce30" office:value-type="float" office:value="1974">
            <text:p>1974</text:p>
          </table:table-cell>
          <table:table-cell ns42:value-type="float" table:style-name="ce35" office:value="1363" office:value-type="float">
            <text:p>1363</text:p>
          </table:table-cell>
          <table:table-cell ns42:value-type="float" table:style-name="ce35" office:value="643" office:value-type="float">
            <text:p>643</text:p>
          </table:table-cell>
          <table:table-cell ns42:value-type="float" table:style-name="ce35" office:value="243" office:value-type="float">
            <text:p>243</text:p>
          </table:table-cell>
          <table:table-cell table:formula="of:=SUM([.I9:.K9])" ns42:value-type="float" table:style-name="ce30" office:value-type="float" office:value="2249">
            <text:p>2249</text:p>
          </table:table-cell>
          <table:table-cell table:formula="of:=SUM([.L9];[.H9])" ns42:value-type="float" table:style-name="ce30" office:value-type="float" office:value="4223">
            <text:p>4223</text:p>
          </table:table-cell>
          <table:table-cell ns42:value-type="float" table:style-name="ce35" office:value="2844" office:value-type="float">
            <text:p>2844</text:p>
          </table:table-cell>
          <table:table-cell ns42:value-type="float" table:style-name="ce35" office:value="1265" office:value-type="float">
            <text:p>1265</text:p>
          </table:table-cell>
          <table:table-cell ns42:value-type="float" table:style-name="ce35" office:value="114" office:value-type="float">
            <text:p>11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raneke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2:value-type="float" table:style-name="ce21" office:value="730" office:value-type="float">
            <text:p>730</text:p>
          </table:table-cell>
          <table:table-cell ns42:value-type="float" table:style-name="ce30" office:value="1152" office:value-type="float">
            <text:p>1152</text:p>
          </table:table-cell>
          <table:table-cell ns42:value-type="float" table:style-name="ce30" office:value="1518" office:value-type="float">
            <text:p>1518</text:p>
          </table:table-cell>
          <table:table-cell ns42:value-type="float" table:style-name="ce30" office:value="824" office:value-type="float">
            <text:p>824</text:p>
          </table:table-cell>
          <table:table-cell ns42:value-type="float" table:style-name="ce30" office:value="108" office:value-type="float">
            <text:p>108</text:p>
          </table:table-cell>
          <table:table-cell table:formula="of:=SUM([.E10:.G10])" ns42:value-type="float" table:style-name="ce30" office:value-type="float" office:value="2450">
            <text:p>2450</text:p>
          </table:table-cell>
          <table:table-cell ns42:value-type="float" table:style-name="ce35" office:value="1593" office:value-type="float">
            <text:p>1593</text:p>
          </table:table-cell>
          <table:table-cell ns42:value-type="float" table:style-name="ce35" office:value="834" office:value-type="float">
            <text:p>834</text:p>
          </table:table-cell>
          <table:table-cell ns42:value-type="float" table:style-name="ce35" office:value="272" office:value-type="float">
            <text:p>272</text:p>
          </table:table-cell>
          <table:table-cell table:formula="of:=SUM([.I10:.K10])" ns42:value-type="float" table:style-name="ce30" office:value-type="float" office:value="2699">
            <text:p>2699</text:p>
          </table:table-cell>
          <table:table-cell table:formula="of:=SUM([.L10];[.H10])" ns42:value-type="float" table:style-name="ce30" office:value-type="float" office:value="5149">
            <text:p>5149</text:p>
          </table:table-cell>
          <table:table-cell ns42:value-type="float" table:style-name="ce35" office:value="4250" office:value-type="float">
            <text:p>4250</text:p>
          </table:table-cell>
          <table:table-cell ns42:value-type="float" table:style-name="ce35" office:value="873" office:value-type="float">
            <text:p>873</text:p>
          </table:table-cell>
          <table:table-cell ns42:value-type="float" table:style-name="ce35" office:value="26" office:value-type="float">
            <text:p>26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neek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2:value-type="float" table:style-name="ce21" office:value="1226" office:value-type="float">
            <text:p>1226</text:p>
          </table:table-cell>
          <table:table-cell ns42:value-type="float" table:style-name="ce30" office:value="1468" office:value-type="float">
            <text:p>1468</text:p>
          </table:table-cell>
          <table:table-cell ns42:value-type="float" table:style-name="ce30" office:value="2050" office:value-type="float">
            <text:p>2050</text:p>
          </table:table-cell>
          <table:table-cell ns42:value-type="float" table:style-name="ce30" office:value="1125" office:value-type="float">
            <text:p>1125</text:p>
          </table:table-cell>
          <table:table-cell ns42:value-type="float" table:style-name="ce30" office:value="128" office:value-type="float">
            <text:p>128</text:p>
          </table:table-cell>
          <table:table-cell table:formula="of:=SUM([.E11:.G11])" ns42:value-type="float" table:style-name="ce30" office:value-type="float" office:value="3303">
            <text:p>3303</text:p>
          </table:table-cell>
          <table:table-cell ns42:value-type="float" table:style-name="ce35" office:value="2370" office:value-type="float">
            <text:p>2370</text:p>
          </table:table-cell>
          <table:table-cell ns42:value-type="float" table:style-name="ce35" office:value="1152" office:value-type="float">
            <text:p>1152</text:p>
          </table:table-cell>
          <table:table-cell ns42:value-type="float" table:style-name="ce35" office:value="378" office:value-type="float">
            <text:p>378</text:p>
          </table:table-cell>
          <table:table-cell table:formula="of:=SUM([.I11:.K11])" ns42:value-type="float" table:style-name="ce30" office:value-type="float" office:value="3900">
            <text:p>3900</text:p>
          </table:table-cell>
          <table:table-cell table:formula="of:=SUM([.L11];[.H11])" ns42:value-type="float" table:style-name="ce30" office:value-type="float" office:value="7203">
            <text:p>7203</text:p>
          </table:table-cell>
          <table:table-cell ns42:value-type="float" table:style-name="ce35" office:value="5605" office:value-type="float">
            <text:p>5605</text:p>
          </table:table-cell>
          <table:table-cell ns42:value-type="float" table:style-name="ce35" office:value="1417" office:value-type="float">
            <text:p>1417</text:p>
          </table:table-cell>
          <table:table-cell ns42:value-type="float" table:style-name="ce35" office:value="142" office:value-type="float">
            <text:p>142</text:p>
          </table:table-cell>
          <table:table-cell ns42:value-type="float" table:style-name="ce35" office:value="39" office:value-type="float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ckum 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2:value-type="float" table:style-name="ce21" office:value="679" office:value-type="float">
            <text:p>679</text:p>
          </table:table-cell>
          <table:table-cell ns42:value-type="float" table:style-name="ce30" office:value="831" office:value-type="float">
            <text:p>831</text:p>
          </table:table-cell>
          <table:table-cell ns42:value-type="float" table:style-name="ce30" office:value="1088" office:value-type="float">
            <text:p>1088</text:p>
          </table:table-cell>
          <table:table-cell ns42:value-type="float" table:style-name="ce30" office:value="544" office:value-type="float">
            <text:p>544</text:p>
          </table:table-cell>
          <table:table-cell ns42:value-type="float" table:style-name="ce30" office:value="81" office:value-type="float">
            <text:p>81</text:p>
          </table:table-cell>
          <table:table-cell table:formula="of:=SUM([.E12:.G12])" ns42:value-type="float" table:style-name="ce30" office:value-type="float" office:value="1713">
            <text:p>1713</text:p>
          </table:table-cell>
          <table:table-cell ns42:value-type="float" table:style-name="ce35" office:value="1324" office:value-type="float">
            <text:p>1324</text:p>
          </table:table-cell>
          <table:table-cell ns42:value-type="float" table:style-name="ce35" office:value="548" office:value-type="float">
            <text:p>548</text:p>
          </table:table-cell>
          <table:table-cell ns42:value-type="float" table:style-name="ce35" office:value="212" office:value-type="float">
            <text:p>212</text:p>
          </table:table-cell>
          <table:table-cell table:formula="of:=SUM([.I12:.K12])" ns42:value-type="float" table:style-name="ce30" office:value-type="float" office:value="2084">
            <text:p>2084</text:p>
          </table:table-cell>
          <table:table-cell table:formula="of:=SUM([.L12];[.H12])" ns42:value-type="float" table:style-name="ce30" office:value-type="float" office:value="3797">
            <text:p>3797</text:p>
          </table:table-cell>
          <table:table-cell ns42:value-type="float" table:style-name="ce35" office:value="3275" office:value-type="float">
            <text:p>3275</text:p>
          </table:table-cell>
          <table:table-cell ns42:value-type="float" table:style-name="ce35" office:value="342" office:value-type="float">
            <text:p>342</text:p>
          </table:table-cell>
          <table:table-cell ns42:value-type="float" table:style-name="ce35" office:value="23" office:value-type="float">
            <text:p>23</text:p>
          </table:table-cell>
          <table:table-cell ns42:value-type="float" table:style-name="ce35" office:value="157" office:value-type="float">
            <text:p>15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2:value-type="float" table:style-name="ce21" office:value="1861" office:value-type="float">
            <text:p>1861</text:p>
          </table:table-cell>
          <table:table-cell ns42:value-type="float" table:style-name="ce30" office:value="1794" office:value-type="float">
            <text:p>1794</text:p>
          </table:table-cell>
          <table:table-cell ns42:value-type="float" table:style-name="ce30" office:value="2220" office:value-type="float">
            <text:p>2220</text:p>
          </table:table-cell>
          <table:table-cell ns42:value-type="float" table:style-name="ce30" office:value="1234" office:value-type="float">
            <text:p>1234</text:p>
          </table:table-cell>
          <table:table-cell ns42:value-type="float" table:style-name="ce30" office:value="143" office:value-type="float">
            <text:p>143</text:p>
          </table:table-cell>
          <table:table-cell table:formula="of:=SUM([.E13:.G13])" ns42:value-type="float" table:style-name="ce30" office:value-type="float" office:value="3597">
            <text:p>3597</text:p>
          </table:table-cell>
          <table:table-cell ns42:value-type="float" table:style-name="ce35" office:value="2584" office:value-type="float">
            <text:p>2584</text:p>
          </table:table-cell>
          <table:table-cell ns42:value-type="float" table:style-name="ce35" office:value="1240" office:value-type="float">
            <text:p>1240</text:p>
          </table:table-cell>
          <table:table-cell ns42:value-type="float" table:style-name="ce35" office:value="529" office:value-type="float">
            <text:p>529</text:p>
          </table:table-cell>
          <table:table-cell table:formula="of:=SUM([.I13:.K13])" ns42:value-type="float" table:style-name="ce30" office:value-type="float" office:value="4353">
            <text:p>4353</text:p>
          </table:table-cell>
          <table:table-cell table:formula="of:=SUM([.L13];[.H13])" ns42:value-type="float" table:style-name="ce30" office:value-type="float" office:value="7950">
            <text:p>7950</text:p>
          </table:table-cell>
          <table:table-cell ns42:value-type="float" table:style-name="ce35" office:value="6615" office:value-type="float">
            <text:p>6615</text:p>
          </table:table-cell>
          <table:table-cell ns42:value-type="float" table:style-name="ce35" office:value="1165" office:value-type="float">
            <text:p>1165</text:p>
          </table:table-cell>
          <table:table-cell ns42:value-type="float" table:style-name="ce35" office:value="169" office:value-type="float">
            <text:p>169</text:p>
          </table:table-cell>
          <table:table-cell ns42:value-type="float" table:style-name="ce35" office:value="1" office:value-type="float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tavoren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2:value-type="float" table:style-name="ce21" office:value="112" office:value-type="float">
            <text:p>112</text:p>
          </table:table-cell>
          <table:table-cell ns42:value-type="float" table:style-name="ce30" office:value="112" office:value-type="float">
            <text:p>112</text:p>
          </table:table-cell>
          <table:table-cell ns42:value-type="float" table:style-name="ce30" office:value="154" office:value-type="float">
            <text:p>154</text:p>
          </table:table-cell>
          <table:table-cell ns42:value-type="float" table:style-name="ce30" office:value="88" office:value-type="float">
            <text:p>88</text:p>
          </table:table-cell>
          <table:table-cell ns42:value-type="float" table:style-name="ce30" office:value="11" office:value-type="float">
            <text:p>11</text:p>
          </table:table-cell>
          <table:table-cell table:formula="of:=SUM([.E14:.G14])" ns42:value-type="float" table:style-name="ce30" office:value-type="float" office:value="253">
            <text:p>253</text:p>
          </table:table-cell>
          <table:table-cell ns42:value-type="float" table:style-name="ce35" office:value="170" office:value-type="float">
            <text:p>170</text:p>
          </table:table-cell>
          <table:table-cell ns42:value-type="float" table:style-name="ce35" office:value="86" office:value-type="float">
            <text:p>86</text:p>
          </table:table-cell>
          <table:table-cell ns42:value-type="float" table:style-name="ce35" office:value="23" office:value-type="float">
            <text:p>23</text:p>
          </table:table-cell>
          <table:table-cell table:formula="of:=SUM([.I14:.K14])" ns42:value-type="float" table:style-name="ce30" office:value-type="float" office:value="279">
            <text:p>279</text:p>
          </table:table-cell>
          <table:table-cell table:formula="of:=SUM([.L14];[.H14])" ns42:value-type="float" table:style-name="ce30" office:value-type="float" office:value="532">
            <text:p>532</text:p>
          </table:table-cell>
          <table:table-cell ns42:value-type="float" table:style-name="ce35" office:value="519" office:value-type="float">
            <text:p>519</text:p>
          </table:table-cell>
          <table:table-cell ns42:value-type="float" table:style-name="ce35" office:value="13" office:value-type="float">
            <text:p>13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indelopen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2:value-type="float" table:style-name="ce21" office:value="237" office:value-type="float">
            <text:p>237</text:p>
          </table:table-cell>
          <table:table-cell ns42:value-type="float" table:style-name="ce30" office:value="272" office:value-type="float">
            <text:p>272</text:p>
          </table:table-cell>
          <table:table-cell ns42:value-type="float" table:style-name="ce30" office:value="382" office:value-type="float">
            <text:p>382</text:p>
          </table:table-cell>
          <table:table-cell ns42:value-type="float" table:style-name="ce30" office:value="165" office:value-type="float">
            <text:p>165</text:p>
          </table:table-cell>
          <table:table-cell ns42:value-type="float" table:style-name="ce30" office:value="34" office:value-type="float">
            <text:p>34</text:p>
          </table:table-cell>
          <table:table-cell table:formula="of:=SUM([.E15:.G15])" ns42:value-type="float" table:style-name="ce30" office:value-type="float" office:value="581">
            <text:p>581</text:p>
          </table:table-cell>
          <table:table-cell ns42:value-type="float" table:style-name="ce35" office:value="383" office:value-type="float">
            <text:p>383</text:p>
          </table:table-cell>
          <table:table-cell ns42:value-type="float" table:style-name="ce35" office:value="172" office:value-type="float">
            <text:p>172</text:p>
          </table:table-cell>
          <table:table-cell ns42:value-type="float" table:style-name="ce35" office:value="71" office:value-type="float">
            <text:p>71</text:p>
          </table:table-cell>
          <table:table-cell table:formula="of:=SUM([.I15:.K15])" ns42:value-type="float" table:style-name="ce30" office:value-type="float" office:value="626">
            <text:p>626</text:p>
          </table:table-cell>
          <table:table-cell table:formula="of:=SUM([.L15];[.H15])" ns42:value-type="float" table:style-name="ce30" office:value-type="float" office:value="1207">
            <text:p>1207</text:p>
          </table:table-cell>
          <table:table-cell ns42:value-type="float" table:style-name="ce35" office:value="1088" office:value-type="float">
            <text:p>1088</text:p>
          </table:table-cell>
          <table:table-cell ns42:value-type="float" table:style-name="ce35" office:value="90" office:value-type="float">
            <text:p>90</text:p>
          </table:table-cell>
          <table:table-cell ns42:value-type="float" table:style-name="ce35" office:value="29" office:value-type="float">
            <text:p>29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loten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2:value-type="float" table:style-name="ce21" office:value="147" office:value-type="float">
            <text:p>147</text:p>
          </table:table-cell>
          <table:table-cell ns42:value-type="float" table:style-name="ce30" office:value="184" office:value-type="float">
            <text:p>184</text:p>
          </table:table-cell>
          <table:table-cell ns42:value-type="float" table:style-name="ce30" office:value="265" office:value-type="float">
            <text:p>265</text:p>
          </table:table-cell>
          <table:table-cell ns42:value-type="float" table:style-name="ce30" office:value="134" office:value-type="float">
            <text:p>134</text:p>
          </table:table-cell>
          <table:table-cell ns42:value-type="float" table:style-name="ce30" office:value="7" office:value-type="float">
            <text:p>7</text:p>
          </table:table-cell>
          <table:table-cell table:formula="of:=SUM([.E16:.G16])" ns42:value-type="float" table:style-name="ce30" office:value-type="float" office:value="406">
            <text:p>406</text:p>
          </table:table-cell>
          <table:table-cell ns42:value-type="float" table:style-name="ce35" office:value="274" office:value-type="float">
            <text:p>274</text:p>
          </table:table-cell>
          <table:table-cell ns42:value-type="float" table:style-name="ce35" office:value="130" office:value-type="float">
            <text:p>130</text:p>
          </table:table-cell>
          <table:table-cell ns42:value-type="float" table:style-name="ce35" office:value="54" office:value-type="float">
            <text:p>54</text:p>
          </table:table-cell>
          <table:table-cell table:formula="of:=SUM([.I16:.K16])" ns42:value-type="float" table:style-name="ce30" office:value-type="float" office:value="458">
            <text:p>458</text:p>
          </table:table-cell>
          <table:table-cell table:formula="of:=SUM([.L16];[.H16])" ns42:value-type="float" table:style-name="ce30" office:value-type="float" office:value="864">
            <text:p>864</text:p>
          </table:table-cell>
          <table:table-cell ns42:value-type="float" table:style-name="ce35" office:value="763" office:value-type="float">
            <text:p>763</text:p>
          </table:table-cell>
          <table:table-cell ns42:value-type="float" table:style-name="ce35" office:value="101" office:value-type="float">
            <text:p>101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Jlst 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2:value-type="float" table:style-name="ce21" office:value="224" office:value-type="float">
            <text:p>224</text:p>
          </table:table-cell>
          <table:table-cell ns42:value-type="float" table:style-name="ce30" office:value="305" office:value-type="float">
            <text:p>305</text:p>
          </table:table-cell>
          <table:table-cell ns42:value-type="float" table:style-name="ce30" office:value="377" office:value-type="float">
            <text:p>377</text:p>
          </table:table-cell>
          <table:table-cell ns42:value-type="float" table:style-name="ce30" office:value="212" office:value-type="float">
            <text:p>212</text:p>
          </table:table-cell>
          <table:table-cell ns42:value-type="float" table:style-name="ce30" office:value="27" office:value-type="float">
            <text:p>27</text:p>
          </table:table-cell>
          <table:table-cell table:formula="of:=SUM([.E17:.G17])" ns42:value-type="float" table:style-name="ce30" office:value-type="float" office:value="616">
            <text:p>616</text:p>
          </table:table-cell>
          <table:table-cell ns42:value-type="float" table:style-name="ce35" office:value="350" office:value-type="float">
            <text:p>350</text:p>
          </table:table-cell>
          <table:table-cell ns42:value-type="float" table:style-name="ce35" office:value="219" office:value-type="float">
            <text:p>219</text:p>
          </table:table-cell>
          <table:table-cell ns42:value-type="float" table:style-name="ce35" office:value="65" office:value-type="float">
            <text:p>65</text:p>
          </table:table-cell>
          <table:table-cell table:formula="of:=SUM([.I17:.K17])" ns42:value-type="float" table:style-name="ce30" office:value-type="float" office:value="634">
            <text:p>634</text:p>
          </table:table-cell>
          <table:table-cell table:formula="of:=SUM([.L17];[.H17])" ns42:value-type="float" table:style-name="ce30" office:value-type="float" office:value="1250">
            <text:p>1250</text:p>
          </table:table-cell>
          <table:table-cell ns42:value-type="float" table:style-name="ce35" office:value="1244" office:value-type="float">
            <text:p>1244</text:p>
          </table:table-cell>
          <table:table-cell ns42:value-type="float" table:style-name="ce35" office:value="6" office:value-type="float">
            <text:p>6</text:p>
          </table:table-cell>
          <table:table-cell table:style-name="ce35"/>
          <table:table-cell ns42:value-type="float" table:style-name="ce35" office:value="0" office:value-type="float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rkum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2:value-type="float" table:style-name="ce21" office:value="536" office:value-type="float">
            <text:p>536</text:p>
          </table:table-cell>
          <table:table-cell ns42:value-type="float" table:style-name="ce30" office:value="730" office:value-type="float">
            <text:p>730</text:p>
          </table:table-cell>
          <table:table-cell ns42:value-type="float" table:style-name="ce30" office:value="966" office:value-type="float">
            <text:p>966</text:p>
          </table:table-cell>
          <table:table-cell ns42:value-type="float" table:style-name="ce30" office:value="496" office:value-type="float">
            <text:p>496</text:p>
          </table:table-cell>
          <table:table-cell ns42:value-type="float" table:style-name="ce30" office:value="86" office:value-type="float">
            <text:p>86</text:p>
          </table:table-cell>
          <table:table-cell table:formula="of:=SUM([.E18:.G18])" ns42:value-type="float" table:style-name="ce30" office:value-type="float" office:value="1548">
            <text:p>1548</text:p>
          </table:table-cell>
          <table:table-cell ns42:value-type="float" table:style-name="ce35" office:value="975" office:value-type="float">
            <text:p>975</text:p>
          </table:table-cell>
          <table:table-cell ns42:value-type="float" table:style-name="ce35" office:value="493" office:value-type="float">
            <text:p>493</text:p>
          </table:table-cell>
          <table:table-cell ns42:value-type="float" table:style-name="ce35" office:value="177" office:value-type="float">
            <text:p>177</text:p>
          </table:table-cell>
          <table:table-cell table:formula="of:=SUM([.I18:.K18])" ns42:value-type="float" table:style-name="ce30" office:value-type="float" office:value="1645">
            <text:p>1645</text:p>
          </table:table-cell>
          <table:table-cell table:formula="of:=SUM([.L18];[.H18])" ns42:value-type="float" table:style-name="ce30" office:value-type="float" office:value="3193">
            <text:p>3193</text:p>
          </table:table-cell>
          <table:table-cell ns42:value-type="float" table:style-name="ce35" office:value="2346" office:value-type="float">
            <text:p>2346</text:p>
          </table:table-cell>
          <table:table-cell ns42:value-type="float" table:style-name="ce35" office:value="845" office:value-type="float">
            <text:p>845</text:p>
          </table:table-cell>
          <table:table-cell ns42:value-type="float" table:style-name="ce35" office:value="2" office:value-type="float">
            <text:p>2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14"/>
          <table:table-cell table:formula="of:=SUM([.C8:.C18])" ns42:value-type="float" table:style-name="ce22" office:value-type="float" office:value="9973">
            <text:p>9973</text:p>
          </table:table-cell>
          <table:table-cell table:formula="of:=SUM([.D8:.D18])" ns42:value-type="float" table:style-name="ce31" office:value-type="float" office:value="12440">
            <text:p>12440</text:p>
          </table:table-cell>
          <table:table-cell table:formula="of:=SUM([.E8:.E18])" ns42:value-type="float" table:style-name="ce31" office:value-type="float" office:value="17379">
            <text:p>17379</text:p>
          </table:table-cell>
          <table:table-cell table:formula="of:=SUM([.F8:.F18])" ns42:value-type="float" table:style-name="ce31" office:value-type="float" office:value="9129">
            <text:p>9129</text:p>
          </table:table-cell>
          <table:table-cell table:formula="of:=SUM([.G8:.G18])" ns42:value-type="float" table:style-name="ce31" office:value-type="float" office:value="1076">
            <text:p>1076</text:p>
          </table:table-cell>
          <table:table-cell table:formula="of:=SUM([.H8:.H18])" ns42:value-type="float" table:style-name="ce31" office:value-type="float" office:value="27584">
            <text:p>27584</text:p>
          </table:table-cell>
          <table:table-cell table:formula="of:=SUM([.I8:.I18])" ns42:value-type="float" table:style-name="ce31" office:value-type="float" office:value="18861">
            <text:p>18861</text:p>
          </table:table-cell>
          <table:table-cell table:formula="of:=SUM([.J8:.J18])" ns42:value-type="float" table:style-name="ce31" office:value-type="float" office:value="9026">
            <text:p>9026</text:p>
          </table:table-cell>
          <table:table-cell table:formula="of:=SUM([.K8:.K18])" ns42:value-type="float" table:style-name="ce31" office:value-type="float" office:value="3297">
            <text:p>3297</text:p>
          </table:table-cell>
          <table:table-cell table:formula="of:=SUM([.L8:.L18])" ns42:value-type="float" table:style-name="ce31" office:value-type="float" office:value="31184">
            <text:p>31184</text:p>
          </table:table-cell>
          <table:table-cell table:formula="of:=SUM([.M8:.M18])" ns42:value-type="float" table:style-name="ce31" office:value-type="float" office:value="58768">
            <text:p>58768</text:p>
          </table:table-cell>
          <table:table-cell table:formula="of:=SUM([.N8:.N18])" ns42:value-type="float" table:style-name="ce31" office:value-type="float" office:value="46484">
            <text:p>46484</text:p>
          </table:table-cell>
          <table:table-cell table:formula="of:=SUM([.O8:.O18])" ns42:value-type="float" table:style-name="ce31" office:value-type="float" office:value="10429">
            <text:p>10429</text:p>
          </table:table-cell>
          <table:table-cell table:formula="of:=SUM([.P8:.P18])" ns42:value-type="float" table:style-name="ce31" office:value-type="float" office:value="1651">
            <text:p>1651</text:p>
          </table:table-cell>
          <table:table-cell table:formula="of:=SUM([.Q8:.Q18])" ns42:value-type="float" table:style-name="ce31" office:value-type="float" office:value="204">
            <text:p>204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771 militairen. 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815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851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9"/>
        <table:table-column table:style-name="co9" table:default-cell-style-name="ce9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number-rows-spanned="1" table:style-name="ce67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ce68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rietenij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chtkarspel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Default"/>
          <table:table-cell ns42:value-type="float" table:style-name="ce20" office:value="1315" office:value-type="float">
            <text:p>1315</text:p>
          </table:table-cell>
          <table:table-cell ns42:value-type="float" table:style-name="ce35" office:value="1477" office:value-type="float">
            <text:p>1477</text:p>
          </table:table-cell>
          <table:table-cell ns42:value-type="float" table:style-name="ce35" office:value="2196" office:value-type="float">
            <text:p>2196</text:p>
          </table:table-cell>
          <table:table-cell ns42:value-type="float" table:style-name="ce35" office:value="1136" office:value-type="float">
            <text:p>1136</text:p>
          </table:table-cell>
          <table:table-cell ns42:value-type="float" table:style-name="ce35" office:value="121" office:value-type="float">
            <text:p>121</text:p>
          </table:table-cell>
          <table:table-cell table:formula="of:=SUM([.E8:.G8])" ns42:value-type="float" table:style-name="ce29" office:value-type="float" office:value="3453">
            <text:p>3453</text:p>
          </table:table-cell>
          <table:table-cell ns42:value-type="float" table:style-name="ce35" office:value="2142" office:value-type="float">
            <text:p>2142</text:p>
          </table:table-cell>
          <table:table-cell ns42:value-type="float" table:style-name="ce35" office:value="1150" office:value-type="float">
            <text:p>1150</text:p>
          </table:table-cell>
          <table:table-cell ns42:value-type="float" table:style-name="ce35" office:value="282" office:value-type="float">
            <text:p>282</text:p>
          </table:table-cell>
          <table:table-cell table:formula="of:=SUM([.I8:.K8])" ns42:value-type="float" table:style-name="ce29" office:value-type="float" office:value="3574">
            <text:p>3574</text:p>
          </table:table-cell>
          <table:table-cell table:formula="of:=SUM([.L8];[.H8])" ns42:value-type="float" table:style-name="ce29" office:value-type="float" office:value="7027">
            <text:p>7027</text:p>
          </table:table-cell>
          <table:table-cell ns42:value-type="float" table:style-name="ce35" office:value="7014" office:value-type="float">
            <text:p>7014</text:p>
          </table:table-cell>
          <table:table-cell ns42:value-type="float" table:style-name="ce35" office:value="11" office:value-type="float">
            <text:p>11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engwird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Default"/>
          <table:table-cell ns42:value-type="float" table:style-name="ce21" office:value="405" office:value-type="float">
            <text:p>405</text:p>
          </table:table-cell>
          <table:table-cell ns42:value-type="float" table:style-name="ce35" office:value="540" office:value-type="float">
            <text:p>540</text:p>
          </table:table-cell>
          <table:table-cell ns42:value-type="float" table:style-name="ce35" office:value="881" office:value-type="float">
            <text:p>881</text:p>
          </table:table-cell>
          <table:table-cell ns42:value-type="float" table:style-name="ce35" office:value="425" office:value-type="float">
            <text:p>425</text:p>
          </table:table-cell>
          <table:table-cell ns42:value-type="float" table:style-name="ce35" office:value="44" office:value-type="float">
            <text:p>44</text:p>
          </table:table-cell>
          <table:table-cell table:formula="of:=SUM([.E9:.G9])" ns42:value-type="float" table:style-name="ce30" office:value-type="float" office:value="1350">
            <text:p>1350</text:p>
          </table:table-cell>
          <table:table-cell ns42:value-type="float" table:style-name="ce35" office:value="836" office:value-type="float">
            <text:p>836</text:p>
          </table:table-cell>
          <table:table-cell ns42:value-type="float" table:style-name="ce35" office:value="421" office:value-type="float">
            <text:p>421</text:p>
          </table:table-cell>
          <table:table-cell ns42:value-type="float" table:style-name="ce35" office:value="106" office:value-type="float">
            <text:p>106</text:p>
          </table:table-cell>
          <table:table-cell table:formula="of:=SUM([.I9:.K9])" ns42:value-type="float" table:style-name="ce30" office:value-type="float" office:value="1363">
            <text:p>1363</text:p>
          </table:table-cell>
          <table:table-cell table:formula="of:=SUM([.L9];[.H9])" ns42:value-type="float" table:style-name="ce30" office:value-type="float" office:value="2713">
            <text:p>2713</text:p>
          </table:table-cell>
          <table:table-cell ns42:value-type="float" table:style-name="ce35" office:value="2533" office:value-type="float">
            <text:p>2533</text:p>
          </table:table-cell>
          <table:table-cell ns42:value-type="float" table:style-name="ce35" office:value="179" office:value-type="float">
            <text:p>179</text:p>
          </table:table-cell>
          <table:table-cell ns42:value-type="float" table:style-name="ce35" office:value="1" office:value-type="float">
            <text:p>1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Ameland 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Default"/>
          <table:table-cell ns42:value-type="float" table:style-name="ce21" office:value="420" office:value-type="float">
            <text:p>420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659" office:value-type="float">
            <text:p>659</text:p>
          </table:table-cell>
          <table:table-cell ns42:value-type="float" table:style-name="ce35" office:value="294" office:value-type="float">
            <text:p>294</text:p>
          </table:table-cell>
          <table:table-cell ns42:value-type="float" table:style-name="ce35" office:value="51" office:value-type="float">
            <text:p>51</text:p>
          </table:table-cell>
          <table:table-cell table:formula="of:=SUM([.E10:.G10])" ns42:value-type="float" table:style-name="ce30" office:value-type="float" office:value="1004">
            <text:p>1004</text:p>
          </table:table-cell>
          <table:table-cell ns42:value-type="float" table:style-name="ce35" office:value="514" office:value-type="float">
            <text:p>514</text:p>
          </table:table-cell>
          <table:table-cell ns42:value-type="float" table:style-name="ce35" office:value="294" office:value-type="float">
            <text:p>294</text:p>
          </table:table-cell>
          <table:table-cell ns42:value-type="float" table:style-name="ce35" office:value="124" office:value-type="float">
            <text:p>124</text:p>
          </table:table-cell>
          <table:table-cell table:formula="of:=SUM([.I10:.K10])" ns42:value-type="float" table:style-name="ce30" office:value-type="float" office:value="932">
            <text:p>932</text:p>
          </table:table-cell>
          <table:table-cell table:formula="of:=SUM([.L10];[.H10])" ns42:value-type="float" table:style-name="ce30" office:value-type="float" office:value="1936">
            <text:p>1936</text:p>
          </table:table-cell>
          <table:table-cell ns42:value-type="float" table:style-name="ce35" office:value="1708" office:value-type="float">
            <text:p>1708</text:p>
          </table:table-cell>
          <table:table-cell ns42:value-type="float" table:style-name="ce35" office:value="225" office:value-type="float">
            <text:p>225</text:p>
          </table:table-cell>
          <table:table-cell table:style-name="ce35"/>
          <table:table-cell ns42:value-type="float" table:style-name="ce35" office:value="3" office:value-type="float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arderadeel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Default"/>
          <table:table-cell ns42:value-type="float" table:style-name="ce21" office:value="715" office:value-type="float">
            <text:p>715</text:p>
          </table:table-cell>
          <table:table-cell ns42:value-type="float" table:style-name="ce35" office:value="943" office:value-type="float">
            <text:p>943</text:p>
          </table:table-cell>
          <table:table-cell ns42:value-type="float" table:style-name="ce35" office:value="1364" office:value-type="float">
            <text:p>1364</text:p>
          </table:table-cell>
          <table:table-cell ns42:value-type="float" table:style-name="ce35" office:value="736" office:value-type="float">
            <text:p>736</text:p>
          </table:table-cell>
          <table:table-cell ns42:value-type="float" table:style-name="ce35" office:value="74" office:value-type="float">
            <text:p>74</text:p>
          </table:table-cell>
          <table:table-cell table:formula="of:=SUM([.E11:.G11])" ns42:value-type="float" table:style-name="ce30" office:value-type="float" office:value="2174">
            <text:p>2174</text:p>
          </table:table-cell>
          <table:table-cell ns42:value-type="float" table:style-name="ce35" office:value="1352" office:value-type="float">
            <text:p>1352</text:p>
          </table:table-cell>
          <table:table-cell ns42:value-type="float" table:style-name="ce35" office:value="737" office:value-type="float">
            <text:p>737</text:p>
          </table:table-cell>
          <table:table-cell ns42:value-type="float" table:style-name="ce35" office:value="192" office:value-type="float">
            <text:p>192</text:p>
          </table:table-cell>
          <table:table-cell table:formula="of:=SUM([.I11:.K11])" ns42:value-type="float" table:style-name="ce30" office:value-type="float" office:value="2281">
            <text:p>2281</text:p>
          </table:table-cell>
          <table:table-cell table:formula="of:=SUM([.L11];[.H11])" ns42:value-type="float" table:style-name="ce30" office:value-type="float" office:value="4455">
            <text:p>4455</text:p>
          </table:table-cell>
          <table:table-cell ns42:value-type="float" table:style-name="ce35" office:value="4260" office:value-type="float">
            <text:p>4260</text:p>
          </table:table-cell>
          <table:table-cell ns42:value-type="float" table:style-name="ce35" office:value="193" office:value-type="float">
            <text:p>19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Default"/>
          <table:table-cell ns42:value-type="float" table:style-name="ce21" office:value="739" office:value-type="float">
            <text:p>739</text:p>
          </table:table-cell>
          <table:table-cell ns42:value-type="float" table:style-name="ce35" office:value="1023" office:value-type="float">
            <text:p>1023</text:p>
          </table:table-cell>
          <table:table-cell ns42:value-type="float" table:style-name="ce35" office:value="1555" office:value-type="float">
            <text:p>1555</text:p>
          </table:table-cell>
          <table:table-cell ns42:value-type="float" table:style-name="ce35" office:value="827" office:value-type="float">
            <text:p>827</text:p>
          </table:table-cell>
          <table:table-cell ns42:value-type="float" table:style-name="ce35" office:value="96" office:value-type="float">
            <text:p>96</text:p>
          </table:table-cell>
          <table:table-cell table:formula="of:=SUM([.E12:.G12])" ns42:value-type="float" table:style-name="ce30" office:value-type="float" office:value="2478">
            <text:p>2478</text:p>
          </table:table-cell>
          <table:table-cell ns42:value-type="float" table:style-name="ce35" office:value="1539" office:value-type="float">
            <text:p>1539</text:p>
          </table:table-cell>
          <table:table-cell ns42:value-type="float" table:style-name="ce35" office:value="829" office:value-type="float">
            <text:p>829</text:p>
          </table:table-cell>
          <table:table-cell ns42:value-type="float" table:style-name="ce35" office:value="189" office:value-type="float">
            <text:p>189</text:p>
          </table:table-cell>
          <table:table-cell table:formula="of:=SUM([.I12:.K12])" ns42:value-type="float" table:style-name="ce30" office:value-type="float" office:value="2557">
            <text:p>2557</text:p>
          </table:table-cell>
          <table:table-cell table:formula="of:=SUM([.L12];[.H12])" ns42:value-type="float" table:style-name="ce30" office:value-type="float" office:value="5035">
            <text:p>5035</text:p>
          </table:table-cell>
          <table:table-cell ns42:value-type="float" table:style-name="ce35" office:value="4903" office:value-type="float">
            <text:p>4903</text:p>
          </table:table-cell>
          <table:table-cell ns42:value-type="float" table:style-name="ce35" office:value="132" office:value-type="float">
            <text:p>13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Bildt ('t)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Default"/>
          <table:table-cell ns42:value-type="float" table:style-name="ce21" office:value="832" office:value-type="float">
            <text:p>832</text:p>
          </table:table-cell>
          <table:table-cell ns42:value-type="float" table:style-name="ce35" office:value="1228" office:value-type="float">
            <text:p>1228</text:p>
          </table:table-cell>
          <table:table-cell ns42:value-type="float" table:style-name="ce35" office:value="1988" office:value-type="float">
            <text:p>1988</text:p>
          </table:table-cell>
          <table:table-cell ns42:value-type="float" table:style-name="ce35" office:value="1013" office:value-type="float">
            <text:p>1013</text:p>
          </table:table-cell>
          <table:table-cell ns42:value-type="float" table:style-name="ce35" office:value="132" office:value-type="float">
            <text:p>132</text:p>
          </table:table-cell>
          <table:table-cell table:formula="of:=SUM([.E13:.G13])" ns42:value-type="float" table:style-name="ce30" office:value-type="float" office:value="3133">
            <text:p>3133</text:p>
          </table:table-cell>
          <table:table-cell ns42:value-type="float" table:style-name="ce35" office:value="1930" office:value-type="float">
            <text:p>1930</text:p>
          </table:table-cell>
          <table:table-cell ns42:value-type="float" table:style-name="ce35" office:value="1015" office:value-type="float">
            <text:p>1015</text:p>
          </table:table-cell>
          <table:table-cell ns42:value-type="float" table:style-name="ce35" office:value="244" office:value-type="float">
            <text:p>244</text:p>
          </table:table-cell>
          <table:table-cell table:formula="of:=SUM([.I13:.K13])" ns42:value-type="float" table:style-name="ce30" office:value-type="float" office:value="3189">
            <text:p>3189</text:p>
          </table:table-cell>
          <table:table-cell table:formula="of:=SUM([.L13];[.H13])" ns42:value-type="float" table:style-name="ce30" office:value-type="float" office:value="6322">
            <text:p>6322</text:p>
          </table:table-cell>
          <table:table-cell ns42:value-type="float" table:style-name="ce35" office:value="6304" office:value-type="float">
            <text:p>6304</text:p>
          </table:table-cell>
          <table:table-cell ns42:value-type="float" table:style-name="ce35" office:value="18" office:value-type="float">
            <text:p>1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antumadeel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Default"/>
          <table:table-cell ns42:value-type="float" table:style-name="ce21" office:value="1266" office:value-type="float">
            <text:p>1266</text:p>
          </table:table-cell>
          <table:table-cell ns42:value-type="float" table:style-name="ce35" office:value="1295" office:value-type="float">
            <text:p>1295</text:p>
          </table:table-cell>
          <table:table-cell ns42:value-type="float" table:style-name="ce35" office:value="1982" office:value-type="float">
            <text:p>1982</text:p>
          </table:table-cell>
          <table:table-cell ns42:value-type="float" table:style-name="ce35" office:value="1018" office:value-type="float">
            <text:p>1018</text:p>
          </table:table-cell>
          <table:table-cell ns42:value-type="float" table:style-name="ce35" office:value="106" office:value-type="float">
            <text:p>106</text:p>
          </table:table-cell>
          <table:table-cell table:formula="of:=SUM([.E14:.G14])" ns42:value-type="float" table:style-name="ce30" office:value-type="float" office:value="3106">
            <text:p>3106</text:p>
          </table:table-cell>
          <table:table-cell ns42:value-type="float" table:style-name="ce35" office:value="1807" office:value-type="float">
            <text:p>1807</text:p>
          </table:table-cell>
          <table:table-cell ns42:value-type="float" table:style-name="ce35" office:value="992" office:value-type="float">
            <text:p>992</text:p>
          </table:table-cell>
          <table:table-cell ns42:value-type="float" table:style-name="ce35" office:value="255" office:value-type="float">
            <text:p>255</text:p>
          </table:table-cell>
          <table:table-cell table:formula="of:=SUM([.I14:.K14])" ns42:value-type="float" table:style-name="ce30" office:value-type="float" office:value="3054">
            <text:p>3054</text:p>
          </table:table-cell>
          <table:table-cell table:formula="of:=SUM([.L14];[.H14])" ns42:value-type="float" table:style-name="ce30" office:value-type="float" office:value="6160">
            <text:p>6160</text:p>
          </table:table-cell>
          <table:table-cell ns42:value-type="float" table:style-name="ce35" office:value="6072" office:value-type="float">
            <text:p>6072</text:p>
          </table:table-cell>
          <table:table-cell ns42:value-type="float" table:style-name="ce35" office:value="88" office:value-type="float">
            <text:p>8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Default"/>
          <table:table-cell ns42:value-type="float" table:style-name="ce21" office:value="382" office:value-type="float">
            <text:p>382</text:p>
          </table:table-cell>
          <table:table-cell ns42:value-type="float" table:style-name="ce35" office:value="473" office:value-type="float">
            <text:p>473</text:p>
          </table:table-cell>
          <table:table-cell ns42:value-type="float" table:style-name="ce35" office:value="800" office:value-type="float">
            <text:p>800</text:p>
          </table:table-cell>
          <table:table-cell ns42:value-type="float" table:style-name="ce35" office:value="359" office:value-type="float">
            <text:p>359</text:p>
          </table:table-cell>
          <table:table-cell ns42:value-type="float" table:style-name="ce35" office:value="49" office:value-type="float">
            <text:p>49</text:p>
          </table:table-cell>
          <table:table-cell table:formula="of:=SUM([.E15:.G15])" ns42:value-type="float" table:style-name="ce30" office:value-type="float" office:value="1208">
            <text:p>1208</text:p>
          </table:table-cell>
          <table:table-cell ns42:value-type="float" table:style-name="ce35" office:value="769" office:value-type="float">
            <text:p>769</text:p>
          </table:table-cell>
          <table:table-cell ns42:value-type="float" table:style-name="ce35" office:value="360" office:value-type="float">
            <text:p>360</text:p>
          </table:table-cell>
          <table:table-cell ns42:value-type="float" table:style-name="ce35" office:value="70" office:value-type="float">
            <text:p>70</text:p>
          </table:table-cell>
          <table:table-cell table:formula="of:=SUM([.I15:.K15])" ns42:value-type="float" table:style-name="ce30" office:value-type="float" office:value="1199">
            <text:p>1199</text:p>
          </table:table-cell>
          <table:table-cell table:formula="of:=SUM([.L15];[.H15])" ns42:value-type="float" table:style-name="ce30" office:value-type="float" office:value="2407">
            <text:p>2407</text:p>
          </table:table-cell>
          <table:table-cell ns42:value-type="float" table:style-name="ce35" office:value="1962" office:value-type="float">
            <text:p>1962</text:p>
          </table:table-cell>
          <table:table-cell ns42:value-type="float" table:style-name="ce35" office:value="443" office:value-type="float">
            <text:p>44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erwerderadeel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Default"/>
          <table:table-cell ns42:value-type="float" table:style-name="ce21" office:value="950" office:value-type="float">
            <text:p>950</text:p>
          </table:table-cell>
          <table:table-cell ns42:value-type="float" table:style-name="ce35" office:value="1428" office:value-type="float">
            <text:p>1428</text:p>
          </table:table-cell>
          <table:table-cell ns42:value-type="float" table:style-name="ce35" office:value="2255" office:value-type="float">
            <text:p>2255</text:p>
          </table:table-cell>
          <table:table-cell ns42:value-type="float" table:style-name="ce35" office:value="1135" office:value-type="float">
            <text:p>1135</text:p>
          </table:table-cell>
          <table:table-cell ns42:value-type="float" table:style-name="ce35" office:value="120" office:value-type="float">
            <text:p>120</text:p>
          </table:table-cell>
          <table:table-cell table:formula="of:=SUM([.E16:.G16])" ns42:value-type="float" table:style-name="ce30" office:value-type="float" office:value="3510">
            <text:p>3510</text:p>
          </table:table-cell>
          <table:table-cell ns42:value-type="float" table:style-name="ce35" office:value="2177" office:value-type="float">
            <text:p>2177</text:p>
          </table:table-cell>
          <table:table-cell ns42:value-type="float" table:style-name="ce35" office:value="1136" office:value-type="float">
            <text:p>1136</text:p>
          </table:table-cell>
          <table:table-cell ns42:value-type="float" table:style-name="ce35" office:value="332" office:value-type="float">
            <text:p>332</text:p>
          </table:table-cell>
          <table:table-cell table:formula="of:=SUM([.I16:.K16])" ns42:value-type="float" table:style-name="ce30" office:value-type="float" office:value="3645">
            <text:p>3645</text:p>
          </table:table-cell>
          <table:table-cell table:formula="of:=SUM([.L16];[.H16])" ns42:value-type="float" table:style-name="ce30" office:value-type="float" office:value="7155">
            <text:p>7155</text:p>
          </table:table-cell>
          <table:table-cell ns42:value-type="float" table:style-name="ce35" office:value="7148" office:value-type="float">
            <text:p>7148</text:p>
          </table:table-cell>
          <table:table-cell ns42:value-type="float" table:style-name="ce35" office:value="7" office:value-type="float">
            <text:p>7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Franekeradeel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Default"/>
          <table:table-cell ns42:value-type="float" table:style-name="ce21" office:value="470" office:value-type="float">
            <text:p>470</text:p>
          </table:table-cell>
          <table:table-cell ns42:value-type="float" table:style-name="ce35" office:value="643" office:value-type="float">
            <text:p>643</text:p>
          </table:table-cell>
          <table:table-cell ns42:value-type="float" table:style-name="ce35" office:value="1095" office:value-type="float">
            <text:p>1095</text:p>
          </table:table-cell>
          <table:table-cell ns42:value-type="float" table:style-name="ce35" office:value="502" office:value-type="float">
            <text:p>502</text:p>
          </table:table-cell>
          <table:table-cell ns42:value-type="float" table:style-name="ce35" office:value="63" office:value-type="float">
            <text:p>63</text:p>
          </table:table-cell>
          <table:table-cell table:formula="of:=SUM([.E17:.G17])" ns42:value-type="float" table:style-name="ce30" office:value-type="float" office:value="1660">
            <text:p>1660</text:p>
          </table:table-cell>
          <table:table-cell ns42:value-type="float" table:style-name="ce35" office:value="991" office:value-type="float">
            <text:p>991</text:p>
          </table:table-cell>
          <table:table-cell ns42:value-type="float" table:style-name="ce35" office:value="497" office:value-type="float">
            <text:p>497</text:p>
          </table:table-cell>
          <table:table-cell ns42:value-type="float" table:style-name="ce35" office:value="110" office:value-type="float">
            <text:p>110</text:p>
          </table:table-cell>
          <table:table-cell table:formula="of:=SUM([.I17:.K17])" ns42:value-type="float" table:style-name="ce30" office:value-type="float" office:value="1598">
            <text:p>1598</text:p>
          </table:table-cell>
          <table:table-cell table:formula="of:=SUM([.L17];[.H17])" ns42:value-type="float" table:style-name="ce30" office:value-type="float" office:value="3258">
            <text:p>3258</text:p>
          </table:table-cell>
          <table:table-cell ns42:value-type="float" table:style-name="ce35" office:value="3059" office:value-type="float">
            <text:p>3059</text:p>
          </table:table-cell>
          <table:table-cell ns42:value-type="float" table:style-name="ce35" office:value="199" office:value-type="float">
            <text:p>19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Gaasterland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Default"/>
          <table:table-cell ns42:value-type="float" table:style-name="ce21" office:value="508" office:value-type="float">
            <text:p>508</text:p>
          </table:table-cell>
          <table:table-cell ns42:value-type="float" table:style-name="ce35" office:value="662" office:value-type="float">
            <text:p>662</text:p>
          </table:table-cell>
          <table:table-cell ns42:value-type="float" table:style-name="ce35" office:value="1003" office:value-type="float">
            <text:p>1003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67" office:value-type="float">
            <text:p>67</text:p>
          </table:table-cell>
          <table:table-cell table:formula="of:=SUM([.E18:.G18])" ns42:value-type="float" table:style-name="ce30" office:value-type="float" office:value="1551">
            <text:p>1551</text:p>
          </table:table-cell>
          <table:table-cell ns42:value-type="float" table:style-name="ce35" office:value="964" office:value-type="float">
            <text:p>964</text:p>
          </table:table-cell>
          <table:table-cell ns42:value-type="float" table:style-name="ce35" office:value="481" office:value-type="float">
            <text:p>481</text:p>
          </table:table-cell>
          <table:table-cell ns42:value-type="float" table:style-name="ce35" office:value="147" office:value-type="float">
            <text:p>147</text:p>
          </table:table-cell>
          <table:table-cell table:formula="of:=SUM([.I18:.K18])" ns42:value-type="float" table:style-name="ce30" office:value-type="float" office:value="1592">
            <text:p>1592</text:p>
          </table:table-cell>
          <table:table-cell table:formula="of:=SUM([.L18];[.H18])" ns42:value-type="float" table:style-name="ce30" office:value-type="float" office:value="3143">
            <text:p>3143</text:p>
          </table:table-cell>
          <table:table-cell ns42:value-type="float" table:style-name="ce35" office:value="2419" office:value-type="float">
            <text:p>2419</text:p>
          </table:table-cell>
          <table:table-cell ns42:value-type="float" table:style-name="ce35" office:value="724" office:value-type="float">
            <text:p>724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askerland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1" office:value="724" office:value-type="float">
            <text:p>724</text:p>
          </table:table-cell>
          <table:table-cell ns42:value-type="float" table:style-name="ce35" office:value="1045" office:value-type="float">
            <text:p>1045</text:p>
          </table:table-cell>
          <table:table-cell ns42:value-type="float" table:style-name="ce35" office:value="1488" office:value-type="float">
            <text:p>1488</text:p>
          </table:table-cell>
          <table:table-cell ns42:value-type="float" table:style-name="ce35" office:value="762" office:value-type="float">
            <text:p>762</text:p>
          </table:table-cell>
          <table:table-cell ns42:value-type="float" table:style-name="ce35" office:value="94" office:value-type="float">
            <text:p>94</text:p>
          </table:table-cell>
          <table:table-cell table:formula="of:=SUM([.E19:.G19])" ns42:value-type="float" table:style-name="ce30" office:value-type="float" office:value="2344">
            <text:p>2344</text:p>
          </table:table-cell>
          <table:table-cell ns42:value-type="float" table:style-name="ce35" office:value="1414" office:value-type="float">
            <text:p>1414</text:p>
          </table:table-cell>
          <table:table-cell ns42:value-type="float" table:style-name="ce35" office:value="772" office:value-type="float">
            <text:p>772</text:p>
          </table:table-cell>
          <table:table-cell ns42:value-type="float" table:style-name="ce35" office:value="246" office:value-type="float">
            <text:p>246</text:p>
          </table:table-cell>
          <table:table-cell table:formula="of:=SUM([.I19:.K19])" ns42:value-type="float" table:style-name="ce30" office:value-type="float" office:value="2432">
            <text:p>2432</text:p>
          </table:table-cell>
          <table:table-cell table:formula="of:=SUM([.L19];[.H19])" ns42:value-type="float" table:style-name="ce30" office:value-type="float" office:value="4776">
            <text:p>4776</text:p>
          </table:table-cell>
          <table:table-cell ns42:value-type="float" table:style-name="ce35" office:value="4270" office:value-type="float">
            <text:p>4270</text:p>
          </table:table-cell>
          <table:table-cell ns42:value-type="float" table:style-name="ce35" office:value="495" office:value-type="float">
            <text:p>495</text:p>
          </table:table-cell>
          <table:table-cell ns42:value-type="float" table:style-name="ce35" office:value="9" office:value-type="float">
            <text:p>9</text:p>
          </table:table-cell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emelumer-Oldephart en Noordwolde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Default"/>
          <table:table-cell ns42:value-type="float" table:style-name="ce21" office:value="365" office:value-type="float">
            <text:p>365</text:p>
          </table:table-cell>
          <table:table-cell ns42:value-type="float" table:style-name="ce35" office:value="582" office:value-type="float">
            <text:p>582</text:p>
          </table:table-cell>
          <table:table-cell ns42:value-type="float" table:style-name="ce35" office:value="809" office:value-type="float">
            <text:p>809</text:p>
          </table:table-cell>
          <table:table-cell ns42:value-type="float" table:style-name="ce35" office:value="470" office:value-type="float">
            <text:p>470</text:p>
          </table:table-cell>
          <table:table-cell ns42:value-type="float" table:style-name="ce35" office:value="64" office:value-type="float">
            <text:p>64</text:p>
          </table:table-cell>
          <table:table-cell table:formula="of:=SUM([.E20:.G20])" ns42:value-type="float" table:style-name="ce30" office:value-type="float" office:value="1343">
            <text:p>1343</text:p>
          </table:table-cell>
          <table:table-cell ns42:value-type="float" table:style-name="ce35" office:value="837" office:value-type="float">
            <text:p>837</text:p>
          </table:table-cell>
          <table:table-cell ns42:value-type="float" table:style-name="ce35" office:value="469" office:value-type="float">
            <text:p>469</text:p>
          </table:table-cell>
          <table:table-cell ns42:value-type="float" table:style-name="ce35" office:value="89" office:value-type="float">
            <text:p>89</text:p>
          </table:table-cell>
          <table:table-cell table:formula="of:=SUM([.I20:.K20])" ns42:value-type="float" table:style-name="ce30" office:value-type="float" office:value="1395">
            <text:p>1395</text:p>
          </table:table-cell>
          <table:table-cell table:formula="of:=SUM([.L20];[.H20])" ns42:value-type="float" table:style-name="ce30" office:value-type="float" office:value="2738">
            <text:p>2738</text:p>
          </table:table-cell>
          <table:table-cell ns42:value-type="float" table:style-name="ce35" office:value="2456" office:value-type="float">
            <text:p>2456</text:p>
          </table:table-cell>
          <table:table-cell ns42:value-type="float" table:style-name="ce35" office:value="282" office:value-type="float">
            <text:p>28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Default"/>
          <table:table-cell ns42:value-type="float" table:style-name="ce21" office:value="665" office:value-type="float">
            <text:p>665</text:p>
          </table:table-cell>
          <table:table-cell ns42:value-type="float" table:style-name="ce35" office:value="665" office:value-type="float">
            <text:p>665</text:p>
          </table:table-cell>
          <table:table-cell ns42:value-type="float" table:style-name="ce35" office:value="989" office:value-type="float">
            <text:p>989</text:p>
          </table:table-cell>
          <table:table-cell ns42:value-type="float" table:style-name="ce35" office:value="518" office:value-type="float">
            <text:p>518</text:p>
          </table:table-cell>
          <table:table-cell ns42:value-type="float" table:style-name="ce35" office:value="74" office:value-type="float">
            <text:p>74</text:p>
          </table:table-cell>
          <table:table-cell table:formula="of:=SUM([.E21:.G21])" ns42:value-type="float" table:style-name="ce30" office:value-type="float" office:value="1581">
            <text:p>1581</text:p>
          </table:table-cell>
          <table:table-cell ns42:value-type="float" table:style-name="ce35" office:value="972" office:value-type="float">
            <text:p>972</text:p>
          </table:table-cell>
          <table:table-cell ns42:value-type="float" table:style-name="ce35" office:value="518" office:value-type="float">
            <text:p>518</text:p>
          </table:table-cell>
          <table:table-cell ns42:value-type="float" table:style-name="ce35" office:value="110" office:value-type="float">
            <text:p>110</text:p>
          </table:table-cell>
          <table:table-cell table:formula="of:=SUM([.I21:.K21])" ns42:value-type="float" table:style-name="ce30" office:value-type="float" office:value="1600">
            <text:p>1600</text:p>
          </table:table-cell>
          <table:table-cell table:formula="of:=SUM([.L21];[.H21])" ns42:value-type="float" table:style-name="ce30" office:value-type="float" office:value="3181">
            <text:p>3181</text:p>
          </table:table-cell>
          <table:table-cell ns42:value-type="float" table:style-name="ce35" office:value="2824" office:value-type="float">
            <text:p>2824</text:p>
          </table:table-cell>
          <table:table-cell ns42:value-type="float" table:style-name="ce35" office:value="357" office:value-type="float">
            <text:p>357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Default"/>
          <table:table-cell ns42:value-type="float" table:style-name="ce21" office:value="622" office:value-type="float">
            <text:p>622</text:p>
          </table:table-cell>
          <table:table-cell ns42:value-type="float" table:style-name="ce35" office:value="862" office:value-type="float">
            <text:p>862</text:p>
          </table:table-cell>
          <table:table-cell ns42:value-type="float" table:style-name="ce35" office:value="1266" office:value-type="float">
            <text:p>1266</text:p>
          </table:table-cell>
          <table:table-cell ns42:value-type="float" table:style-name="ce35" office:value="664" office:value-type="float">
            <text:p>664</text:p>
          </table:table-cell>
          <table:table-cell ns42:value-type="float" table:style-name="ce35" office:value="84" office:value-type="float">
            <text:p>84</text:p>
          </table:table-cell>
          <table:table-cell table:formula="of:=SUM([.E22:.G22])" ns42:value-type="float" table:style-name="ce30" office:value-type="float" office:value="2014">
            <text:p>2014</text:p>
          </table:table-cell>
          <table:table-cell ns42:value-type="float" table:style-name="ce35" office:value="1264" office:value-type="float">
            <text:p>1264</text:p>
          </table:table-cell>
          <table:table-cell ns42:value-type="float" table:style-name="ce35" office:value="663" office:value-type="float">
            <text:p>663</text:p>
          </table:table-cell>
          <table:table-cell ns42:value-type="float" table:style-name="ce35" office:value="171" office:value-type="float">
            <text:p>171</text:p>
          </table:table-cell>
          <table:table-cell table:formula="of:=SUM([.I22:.K22])" ns42:value-type="float" table:style-name="ce30" office:value-type="float" office:value="2098">
            <text:p>2098</text:p>
          </table:table-cell>
          <table:table-cell table:formula="of:=SUM([.L22];[.H22])" ns42:value-type="float" table:style-name="ce30" office:value-type="float" office:value="4112">
            <text:p>4112</text:p>
          </table:table-cell>
          <table:table-cell ns42:value-type="float" table:style-name="ce35" office:value="3693" office:value-type="float">
            <text:p>3693</text:p>
          </table:table-cell>
          <table:table-cell ns42:value-type="float" table:style-name="ce35" office:value="419" office:value-type="float">
            <text:p>41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2:value-type="string" table:style-name="ce7" office:value-type="string">
            <text:p>Kollumerland en Nieuw Kruisland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Default"/>
          <table:table-cell ns42:value-type="float" table:style-name="ce21" office:value="977" office:value-type="float">
            <text:p>977</text:p>
          </table:table-cell>
          <table:table-cell ns42:value-type="float" table:style-name="ce35" office:value="1177" office:value-type="float">
            <text:p>1177</text:p>
          </table:table-cell>
          <table:table-cell ns42:value-type="float" table:style-name="ce35" office:value="1812" office:value-type="float">
            <text:p>1812</text:p>
          </table:table-cell>
          <table:table-cell ns42:value-type="float" table:style-name="ce35" office:value="914" office:value-type="float">
            <text:p>914</text:p>
          </table:table-cell>
          <table:table-cell ns42:value-type="float" table:style-name="ce35" office:value="122" office:value-type="float">
            <text:p>122</text:p>
          </table:table-cell>
          <table:table-cell table:formula="of:=SUM([.E23:.G23])" ns42:value-type="float" table:style-name="ce30" office:value-type="float" office:value="2848">
            <text:p>2848</text:p>
          </table:table-cell>
          <table:table-cell ns42:value-type="float" table:style-name="ce35" office:value="1793" office:value-type="float">
            <text:p>1793</text:p>
          </table:table-cell>
          <table:table-cell ns42:value-type="float" table:style-name="ce35" office:value="914" office:value-type="float">
            <text:p>914</text:p>
          </table:table-cell>
          <table:table-cell ns42:value-type="float" table:style-name="ce35" office:value="240" office:value-type="float">
            <text:p>240</text:p>
          </table:table-cell>
          <table:table-cell table:formula="of:=SUM([.I23:.K23])" ns42:value-type="float" table:style-name="ce30" office:value-type="float" office:value="2947">
            <text:p>2947</text:p>
          </table:table-cell>
          <table:table-cell table:formula="of:=SUM([.L23];[.H23])" ns42:value-type="float" table:style-name="ce30" office:value-type="float" office:value="5795">
            <text:p>5795</text:p>
          </table:table-cell>
          <table:table-cell ns42:value-type="float" table:style-name="ce35" office:value="5786" office:value-type="float">
            <text:p>5786</text:p>
          </table:table-cell>
          <table:table-cell ns42:value-type="float" table:style-name="ce35" office:value="9" office:value-type="float">
            <text:p>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Default"/>
          <table:table-cell ns42:value-type="float" table:style-name="ce21" office:value="972" office:value-type="float">
            <text:p>972</text:p>
          </table:table-cell>
          <table:table-cell ns42:value-type="float" table:style-name="ce35" office:value="1304" office:value-type="float">
            <text:p>1304</text:p>
          </table:table-cell>
          <table:table-cell ns42:value-type="float" table:style-name="ce35" office:value="2010" office:value-type="float">
            <text:p>2010</text:p>
          </table:table-cell>
          <table:table-cell ns42:value-type="float" table:style-name="ce35" office:value="1037" office:value-type="float">
            <text:p>1037</text:p>
          </table:table-cell>
          <table:table-cell ns42:value-type="float" table:style-name="ce35" office:value="127" office:value-type="float">
            <text:p>127</text:p>
          </table:table-cell>
          <table:table-cell table:formula="of:=SUM([.E24:.G24])" ns42:value-type="float" table:style-name="ce30" office:value-type="float" office:value="3174">
            <text:p>3174</text:p>
          </table:table-cell>
          <table:table-cell ns42:value-type="float" table:style-name="ce35" office:value="1925" office:value-type="float">
            <text:p>1925</text:p>
          </table:table-cell>
          <table:table-cell ns42:value-type="float" table:style-name="ce35" office:value="1037" office:value-type="float">
            <text:p>1037</text:p>
          </table:table-cell>
          <table:table-cell ns42:value-type="float" table:style-name="ce35" office:value="260" office:value-type="float">
            <text:p>260</text:p>
          </table:table-cell>
          <table:table-cell table:formula="of:=SUM([.I24:.K24])" ns42:value-type="float" table:style-name="ce30" office:value-type="float" office:value="3222">
            <text:p>3222</text:p>
          </table:table-cell>
          <table:table-cell table:formula="of:=SUM([.L24];[.H24])" ns42:value-type="float" table:style-name="ce30" office:value-type="float" office:value="6396">
            <text:p>6396</text:p>
          </table:table-cell>
          <table:table-cell ns42:value-type="float" table:style-name="ce35" office:value="5738" office:value-type="float">
            <text:p>5738</text:p>
          </table:table-cell>
          <table:table-cell ns42:value-type="float" table:style-name="ce35" office:value="658" office:value-type="float">
            <text:p>65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Default"/>
          <table:table-cell ns42:value-type="float" table:style-name="ce21" office:value="840" office:value-type="float">
            <text:p>840</text:p>
          </table:table-cell>
          <table:table-cell ns42:value-type="float" table:style-name="ce35" office:value="884" office:value-type="float">
            <text:p>884</text:p>
          </table:table-cell>
          <table:table-cell ns42:value-type="float" table:style-name="ce35" office:value="1230" office:value-type="float">
            <text:p>1230</text:p>
          </table:table-cell>
          <table:table-cell ns42:value-type="float" table:style-name="ce35" office:value="677" office:value-type="float">
            <text:p>677</text:p>
          </table:table-cell>
          <table:table-cell ns42:value-type="float" table:style-name="ce35" office:value="76" office:value-type="float">
            <text:p>76</text:p>
          </table:table-cell>
          <table:table-cell table:formula="of:=SUM([.E25:.G25])" ns42:value-type="float" table:style-name="ce30" office:value-type="float" office:value="1983">
            <text:p>1983</text:p>
          </table:table-cell>
          <table:table-cell ns42:value-type="float" table:style-name="ce35" office:value="1332" office:value-type="float">
            <text:p>1332</text:p>
          </table:table-cell>
          <table:table-cell ns42:value-type="float" table:style-name="ce35" office:value="676" office:value-type="float">
            <text:p>676</text:p>
          </table:table-cell>
          <table:table-cell ns42:value-type="float" table:style-name="ce35" office:value="212" office:value-type="float">
            <text:p>212</text:p>
          </table:table-cell>
          <table:table-cell table:formula="of:=SUM([.I25:.K25])" ns42:value-type="float" table:style-name="ce30" office:value-type="float" office:value="2220">
            <text:p>2220</text:p>
          </table:table-cell>
          <table:table-cell table:formula="of:=SUM([.L25];[.H25])" ns42:value-type="float" table:style-name="ce30" office:value-type="float" office:value="4203">
            <text:p>4203</text:p>
          </table:table-cell>
          <table:table-cell ns42:value-type="float" table:style-name="ce35" office:value="3792" office:value-type="float">
            <text:p>3792</text:p>
          </table:table-cell>
          <table:table-cell ns42:value-type="float" table:style-name="ce35" office:value="340" office:value-type="float">
            <text:p>340</text:p>
          </table:table-cell>
          <table:table-cell ns42:value-type="float" table:style-name="ce35" office:value="71" office:value-type="float">
            <text:p>71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Default"/>
          <table:table-cell ns42:value-type="float" table:style-name="ce21" office:value="940" office:value-type="float">
            <text:p>940</text:p>
          </table:table-cell>
          <table:table-cell ns42:value-type="float" table:style-name="ce35" office:value="1378" office:value-type="float">
            <text:p>1378</text:p>
          </table:table-cell>
          <table:table-cell ns42:value-type="float" table:style-name="ce35" office:value="2142" office:value-type="float">
            <text:p>2142</text:p>
          </table:table-cell>
          <table:table-cell ns42:value-type="float" table:style-name="ce35" office:value="1107" office:value-type="float">
            <text:p>1107</text:p>
          </table:table-cell>
          <table:table-cell ns42:value-type="float" table:style-name="ce35" office:value="138" office:value-type="float">
            <text:p>138</text:p>
          </table:table-cell>
          <table:table-cell table:formula="of:=SUM([.E26:.G26])" ns42:value-type="float" table:style-name="ce30" office:value-type="float" office:value="3387">
            <text:p>3387</text:p>
          </table:table-cell>
          <table:table-cell ns42:value-type="float" table:style-name="ce35" office:value="2060" office:value-type="float">
            <text:p>2060</text:p>
          </table:table-cell>
          <table:table-cell ns42:value-type="float" table:style-name="ce35" office:value="1108" office:value-type="float">
            <text:p>1108</text:p>
          </table:table-cell>
          <table:table-cell ns42:value-type="float" table:style-name="ce35" office:value="301" office:value-type="float">
            <text:p>301</text:p>
          </table:table-cell>
          <table:table-cell table:formula="of:=SUM([.I26:.K26])" ns42:value-type="float" table:style-name="ce30" office:value-type="float" office:value="3469">
            <text:p>3469</text:p>
          </table:table-cell>
          <table:table-cell table:formula="of:=SUM([.L26];[.H26])" ns42:value-type="float" table:style-name="ce30" office:value-type="float" office:value="6856">
            <text:p>6856</text:p>
          </table:table-cell>
          <table:table-cell ns42:value-type="float" table:style-name="ce35" office:value="6454" office:value-type="float">
            <text:p>6454</text:p>
          </table:table-cell>
          <table:table-cell ns42:value-type="float" table:style-name="ce35" office:value="402" office:value-type="float">
            <text:p>402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ost Dongeradeel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Default"/>
          <table:table-cell ns42:value-type="float" table:style-name="ce21" office:value="1080" office:value-type="float">
            <text:p>1080</text:p>
          </table:table-cell>
          <table:table-cell ns42:value-type="float" table:style-name="ce35" office:value="1411" office:value-type="float">
            <text:p>1411</text:p>
          </table:table-cell>
          <table:table-cell ns42:value-type="float" table:style-name="ce35" office:value="2216" office:value-type="float">
            <text:p>2216</text:p>
          </table:table-cell>
          <table:table-cell ns42:value-type="float" table:style-name="ce35" office:value="1089" office:value-type="float">
            <text:p>1089</text:p>
          </table:table-cell>
          <table:table-cell ns42:value-type="float" table:style-name="ce35" office:value="137" office:value-type="float">
            <text:p>137</text:p>
          </table:table-cell>
          <table:table-cell table:formula="of:=SUM([.E27:.G27])" ns42:value-type="float" table:style-name="ce30" office:value-type="float" office:value="3442">
            <text:p>3442</text:p>
          </table:table-cell>
          <table:table-cell ns42:value-type="float" table:style-name="ce35" office:value="2158" office:value-type="float">
            <text:p>2158</text:p>
          </table:table-cell>
          <table:table-cell ns42:value-type="float" table:style-name="ce35" office:value="1089" office:value-type="float">
            <text:p>1089</text:p>
          </table:table-cell>
          <table:table-cell ns42:value-type="float" table:style-name="ce35" office:value="269" office:value-type="float">
            <text:p>269</text:p>
          </table:table-cell>
          <table:table-cell table:formula="of:=SUM([.I27:.K27])" ns42:value-type="float" table:style-name="ce30" office:value-type="float" office:value="3516">
            <text:p>3516</text:p>
          </table:table-cell>
          <table:table-cell table:formula="of:=SUM([.L27];[.H27])" ns42:value-type="float" table:style-name="ce30" office:value-type="float" office:value="6958">
            <text:p>6958</text:p>
          </table:table-cell>
          <table:table-cell ns42:value-type="float" table:style-name="ce35" office:value="6918" office:value-type="float">
            <text:p>6918</text:p>
          </table:table-cell>
          <table:table-cell ns42:value-type="float" table:style-name="ce35" office:value="40" office:value-type="float">
            <text:p>40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ost Stellingwerf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Default"/>
          <table:table-cell ns42:value-type="float" table:style-name="ce21" office:value="861" office:value-type="float">
            <text:p>861</text:p>
          </table:table-cell>
          <table:table-cell ns42:value-type="float" table:style-name="ce35" office:value="965" office:value-type="float">
            <text:p>965</text:p>
          </table:table-cell>
          <table:table-cell ns42:value-type="float" table:style-name="ce35" office:value="1643" office:value-type="float">
            <text:p>1643</text:p>
          </table:table-cell>
          <table:table-cell ns42:value-type="float" table:style-name="ce35" office:value="789" office:value-type="float">
            <text:p>789</text:p>
          </table:table-cell>
          <table:table-cell ns42:value-type="float" table:style-name="ce35" office:value="76" office:value-type="float">
            <text:p>76</text:p>
          </table:table-cell>
          <table:table-cell table:formula="of:=SUM([.E28:.G28])" ns42:value-type="float" table:style-name="ce30" office:value-type="float" office:value="2508">
            <text:p>2508</text:p>
          </table:table-cell>
          <table:table-cell ns42:value-type="float" table:style-name="ce35" office:value="1464" office:value-type="float">
            <text:p>1464</text:p>
          </table:table-cell>
          <table:table-cell ns42:value-type="float" table:style-name="ce35" office:value="791" office:value-type="float">
            <text:p>791</text:p>
          </table:table-cell>
          <table:table-cell ns42:value-type="float" table:style-name="ce35" office:value="174" office:value-type="float">
            <text:p>174</text:p>
          </table:table-cell>
          <table:table-cell table:formula="of:=SUM([.I28:.K28])" ns42:value-type="float" table:style-name="ce30" office:value-type="float" office:value="2429">
            <text:p>2429</text:p>
          </table:table-cell>
          <table:table-cell table:formula="of:=SUM([.L28];[.H28])" ns42:value-type="float" table:style-name="ce30" office:value-type="float" office:value="4937">
            <text:p>4937</text:p>
          </table:table-cell>
          <table:table-cell ns42:value-type="float" table:style-name="ce35" office:value="4904" office:value-type="float">
            <text:p>4904</text:p>
          </table:table-cell>
          <table:table-cell ns42:value-type="float" table:style-name="ce35" office:value="29" office:value-type="float">
            <text:p>29</text:p>
          </table:table-cell>
          <table:table-cell ns42:value-type="float" table:style-name="ce35" office:value="4" office:value-type="float">
            <text:p>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Default"/>
          <table:table-cell ns42:value-type="float" table:style-name="ce21" office:value="1823" office:value-type="float">
            <text:p>1823</text:p>
          </table:table-cell>
          <table:table-cell ns42:value-type="float" table:style-name="ce35" office:value="1960" office:value-type="float">
            <text:p>1960</text:p>
          </table:table-cell>
          <table:table-cell ns42:value-type="float" table:style-name="ce35" office:value="3117" office:value-type="float">
            <text:p>3117</text:p>
          </table:table-cell>
          <table:table-cell ns42:value-type="float" table:style-name="ce35" office:value="1478" office:value-type="float">
            <text:p>1478</text:p>
          </table:table-cell>
          <table:table-cell ns42:value-type="float" table:style-name="ce35" office:value="178" office:value-type="float">
            <text:p>178</text:p>
          </table:table-cell>
          <table:table-cell table:formula="of:=SUM([.E29:.G29])" ns42:value-type="float" table:style-name="ce30" office:value-type="float" office:value="4773">
            <text:p>4773</text:p>
          </table:table-cell>
          <table:table-cell ns42:value-type="float" table:style-name="ce35" office:value="3005" office:value-type="float">
            <text:p>3005</text:p>
          </table:table-cell>
          <table:table-cell ns42:value-type="float" table:style-name="ce35" office:value="1478" office:value-type="float">
            <text:p>1478</text:p>
          </table:table-cell>
          <table:table-cell ns42:value-type="float" table:style-name="ce35" office:value="378" office:value-type="float">
            <text:p>378</text:p>
          </table:table-cell>
          <table:table-cell table:formula="of:=SUM([.I29:.K29])" ns42:value-type="float" table:style-name="ce30" office:value-type="float" office:value="4861">
            <text:p>4861</text:p>
          </table:table-cell>
          <table:table-cell table:formula="of:=SUM([.L29];[.H29])" ns42:value-type="float" table:style-name="ce30" office:value-type="float" office:value="9634">
            <text:p>9634</text:p>
          </table:table-cell>
          <table:table-cell ns42:value-type="float" table:style-name="ce35" office:value="9449" office:value-type="float">
            <text:p>9449</text:p>
          </table:table-cell>
          <table:table-cell ns42:value-type="float" table:style-name="ce35" office:value="33" office:value-type="float">
            <text:p>33</text:p>
          </table:table-cell>
          <table:table-cell ns42:value-type="float" table:style-name="ce35" office:value="147" office:value-type="float">
            <text:p>147</text:p>
          </table:table-cell>
          <table:table-cell ns42:value-type="float" table:style-name="ce35" office:value="5" office:value-type="float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Default"/>
          <table:table-cell ns42:value-type="float" table:style-name="ce21" office:value="389" office:value-type="float">
            <text:p>389</text:p>
          </table:table-cell>
          <table:table-cell ns42:value-type="float" table:style-name="ce35" office:value="482" office:value-type="float">
            <text:p>482</text:p>
          </table:table-cell>
          <table:table-cell ns42:value-type="float" table:style-name="ce35" office:value="659" office:value-type="float">
            <text:p>659</text:p>
          </table:table-cell>
          <table:table-cell ns42:value-type="float" table:style-name="ce35" office:value="360" office:value-type="float">
            <text:p>360</text:p>
          </table:table-cell>
          <table:table-cell ns42:value-type="float" table:style-name="ce35" office:value="46" office:value-type="float">
            <text:p>46</text:p>
          </table:table-cell>
          <table:table-cell table:formula="of:=SUM([.E30:.G30])" ns42:value-type="float" table:style-name="ce30" office:value-type="float" office:value="1065">
            <text:p>1065</text:p>
          </table:table-cell>
          <table:table-cell ns42:value-type="float" table:style-name="ce35" office:value="638" office:value-type="float">
            <text:p>638</text:p>
          </table:table-cell>
          <table:table-cell ns42:value-type="float" table:style-name="ce35" office:value="364" office:value-type="float">
            <text:p>364</text:p>
          </table:table-cell>
          <table:table-cell ns42:value-type="float" table:style-name="ce35" office:value="91" office:value-type="float">
            <text:p>91</text:p>
          </table:table-cell>
          <table:table-cell table:formula="of:=SUM([.I30:.K30])" ns42:value-type="float" table:style-name="ce30" office:value-type="float" office:value="1093">
            <text:p>1093</text:p>
          </table:table-cell>
          <table:table-cell table:formula="of:=SUM([.L30];[.H30])" ns42:value-type="float" table:style-name="ce30" office:value-type="float" office:value="2158">
            <text:p>2158</text:p>
          </table:table-cell>
          <table:table-cell ns42:value-type="float" table:style-name="ce35" office:value="1847" office:value-type="float">
            <text:p>1847</text:p>
          </table:table-cell>
          <table:table-cell ns42:value-type="float" table:style-name="ce35" office:value="311" office:value-type="float">
            <text:p>311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Default"/>
          <table:table-cell ns42:value-type="float" table:style-name="ce21" office:value="200" office:value-type="float">
            <text:p>200</text:p>
          </table:table-cell>
          <table:table-cell ns42:value-type="float" table:style-name="ce35" office:value="224" office:value-type="float">
            <text:p>224</text:p>
          </table:table-cell>
          <table:table-cell ns42:value-type="float" table:style-name="ce35" office:value="262" office:value-type="float">
            <text:p>262</text:p>
          </table:table-cell>
          <table:table-cell ns42:value-type="float" table:style-name="ce35" office:value="136" office:value-type="float">
            <text:p>136</text:p>
          </table:table-cell>
          <table:table-cell ns42:value-type="float" table:style-name="ce35" office:value="23" office:value-type="float">
            <text:p>23</text:p>
          </table:table-cell>
          <table:table-cell table:formula="of:=SUM([.E31:.G31])" ns42:value-type="float" table:style-name="ce30" office:value-type="float" office:value="421">
            <text:p>421</text:p>
          </table:table-cell>
          <table:table-cell ns42:value-type="float" table:style-name="ce35" office:value="242" office:value-type="float">
            <text:p>242</text:p>
          </table:table-cell>
          <table:table-cell ns42:value-type="float" table:style-name="ce35" office:value="136" office:value-type="float">
            <text:p>136</text:p>
          </table:table-cell>
          <table:table-cell ns42:value-type="float" table:style-name="ce35" office:value="63" office:value-type="float">
            <text:p>63</text:p>
          </table:table-cell>
          <table:table-cell table:formula="of:=SUM([.I31:.K31])" ns42:value-type="float" table:style-name="ce30" office:value-type="float" office:value="441">
            <text:p>441</text:p>
          </table:table-cell>
          <table:table-cell table:formula="of:=SUM([.L31];[.H31])" ns42:value-type="float" table:style-name="ce30" office:value-type="float" office:value="862">
            <text:p>862</text:p>
          </table:table-cell>
          <table:table-cell ns42:value-type="float" table:style-name="ce35" office:value="857" office:value-type="float">
            <text:p>857</text:p>
          </table:table-cell>
          <table:table-cell ns42:value-type="float" table:style-name="ce35" office:value="3" office:value-type="float">
            <text:p>3</text:p>
          </table:table-cell>
          <table:table-cell table:style-name="ce35"/>
          <table:table-cell ns42:value-type="float" table:style-name="ce35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choterland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Default"/>
          <table:table-cell ns42:value-type="float" table:style-name="ce21" office:value="1525" office:value-type="float">
            <text:p>1525</text:p>
          </table:table-cell>
          <table:table-cell ns42:value-type="float" table:style-name="ce35" office:value="1712" office:value-type="float">
            <text:p>1712</text:p>
          </table:table-cell>
          <table:table-cell ns42:value-type="float" table:style-name="ce35" office:value="2583" office:value-type="float">
            <text:p>2583</text:p>
          </table:table-cell>
          <table:table-cell ns42:value-type="float" table:style-name="ce35" office:value="1277" office:value-type="float">
            <text:p>1277</text:p>
          </table:table-cell>
          <table:table-cell ns42:value-type="float" table:style-name="ce35" office:value="148" office:value-type="float">
            <text:p>148</text:p>
          </table:table-cell>
          <table:table-cell table:formula="of:=SUM([.E32:.G32])" ns42:value-type="float" table:style-name="ce30" office:value-type="float" office:value="4008">
            <text:p>4008</text:p>
          </table:table-cell>
          <table:table-cell ns42:value-type="float" table:style-name="ce35" office:value="2556" office:value-type="float">
            <text:p>2556</text:p>
          </table:table-cell>
          <table:table-cell ns42:value-type="float" table:style-name="ce35" office:value="1270" office:value-type="float">
            <text:p>1270</text:p>
          </table:table-cell>
          <table:table-cell ns42:value-type="float" table:style-name="ce35" office:value="346" office:value-type="float">
            <text:p>346</text:p>
          </table:table-cell>
          <table:table-cell table:formula="of:=SUM([.I32:.K32])" ns42:value-type="float" table:style-name="ce30" office:value-type="float" office:value="4172">
            <text:p>4172</text:p>
          </table:table-cell>
          <table:table-cell table:formula="of:=SUM([.L32];[.H32])" ns42:value-type="float" table:style-name="ce30" office:value-type="float" office:value="8180">
            <text:p>8180</text:p>
          </table:table-cell>
          <table:table-cell ns42:value-type="float" table:style-name="ce35" office:value="7737" office:value-type="float">
            <text:p>7737</text:p>
          </table:table-cell>
          <table:table-cell ns42:value-type="float" table:style-name="ce35" office:value="419" office:value-type="float">
            <text:p>419</text:p>
          </table:table-cell>
          <table:table-cell ns42:value-type="float" table:style-name="ce35" office:value="24" office:value-type="float">
            <text:p>24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Default"/>
          <table:table-cell ns42:value-type="float" table:style-name="ce21" office:value="1181" office:value-type="float">
            <text:p>1181</text:p>
          </table:table-cell>
          <table:table-cell ns42:value-type="float" table:style-name="ce35" office:value="1300" office:value-type="float">
            <text:p>1300</text:p>
          </table:table-cell>
          <table:table-cell ns42:value-type="float" table:style-name="ce35" office:value="2115" office:value-type="float">
            <text:p>2115</text:p>
          </table:table-cell>
          <table:table-cell ns42:value-type="float" table:style-name="ce35" office:value="1022" office:value-type="float">
            <text:p>1022</text:p>
          </table:table-cell>
          <table:table-cell ns42:value-type="float" table:style-name="ce35" office:value="108" office:value-type="float">
            <text:p>108</text:p>
          </table:table-cell>
          <table:table-cell table:formula="of:=SUM([.E33:.G33])" ns42:value-type="float" table:style-name="ce30" office:value-type="float" office:value="3245">
            <text:p>3245</text:p>
          </table:table-cell>
          <table:table-cell ns42:value-type="float" table:style-name="ce35" office:value="1988" office:value-type="float">
            <text:p>1988</text:p>
          </table:table-cell>
          <table:table-cell ns42:value-type="float" table:style-name="ce35" office:value="1023" office:value-type="float">
            <text:p>1023</text:p>
          </table:table-cell>
          <table:table-cell ns42:value-type="float" table:style-name="ce35" office:value="235" office:value-type="float">
            <text:p>235</text:p>
          </table:table-cell>
          <table:table-cell table:formula="of:=SUM([.I33:.K33])" ns42:value-type="float" table:style-name="ce30" office:value-type="float" office:value="3246">
            <text:p>3246</text:p>
          </table:table-cell>
          <table:table-cell table:formula="of:=SUM([.L33];[.H33])" ns42:value-type="float" table:style-name="ce30" office:value-type="float" office:value="6491">
            <text:p>6491</text:p>
          </table:table-cell>
          <table:table-cell ns42:value-type="float" table:style-name="ce35" office:value="6487" office:value-type="float">
            <text:p>6487</text:p>
          </table:table-cell>
          <table:table-cell ns42:value-type="float" office:value="2" table:style-name="ce35" table:number-columns-repeated="2" office:value-type="float">
            <text:p>2</text:p>
          </table:table-cell>
          <table:table-cell table:style-name="ce35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Default"/>
          <table:table-cell ns42:value-type="float" table:style-name="ce21" office:value="1669" office:value-type="float">
            <text:p>1669</text:p>
          </table:table-cell>
          <table:table-cell ns42:value-type="float" table:style-name="ce35" office:value="1708" office:value-type="float">
            <text:p>1708</text:p>
          </table:table-cell>
          <table:table-cell ns42:value-type="float" table:style-name="ce35" office:value="2722" office:value-type="float">
            <text:p>2722</text:p>
          </table:table-cell>
          <table:table-cell ns42:value-type="float" table:style-name="ce35" office:value="1304" office:value-type="float">
            <text:p>1304</text:p>
          </table:table-cell>
          <table:table-cell ns42:value-type="float" table:style-name="ce35" office:value="181" office:value-type="float">
            <text:p>181</text:p>
          </table:table-cell>
          <table:table-cell table:formula="of:=SUM([.E34:.G34])" ns42:value-type="float" table:style-name="ce30" office:value-type="float" office:value="4207">
            <text:p>4207</text:p>
          </table:table-cell>
          <table:table-cell ns42:value-type="float" table:style-name="ce35" office:value="2481" office:value-type="float">
            <text:p>2481</text:p>
          </table:table-cell>
          <table:table-cell ns42:value-type="float" table:style-name="ce35" office:value="1309" office:value-type="float">
            <text:p>1309</text:p>
          </table:table-cell>
          <table:table-cell ns42:value-type="float" table:style-name="ce35" office:value="339" office:value-type="float">
            <text:p>339</text:p>
          </table:table-cell>
          <table:table-cell table:formula="of:=SUM([.I34:.K34])" ns42:value-type="float" table:style-name="ce30" office:value-type="float" office:value="4129">
            <text:p>4129</text:p>
          </table:table-cell>
          <table:table-cell table:formula="of:=SUM([.L34];[.H34])" ns42:value-type="float" table:style-name="ce30" office:value-type="float" office:value="8336">
            <text:p>8336</text:p>
          </table:table-cell>
          <table:table-cell ns42:value-type="float" table:style-name="ce35" office:value="8318" office:value-type="float">
            <text:p>8318</text:p>
          </table:table-cell>
          <table:table-cell ns42:value-type="float" table:style-name="ce35" office:value="18" office:value-type="float">
            <text:p>18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Default"/>
          <table:table-cell ns42:value-type="float" table:style-name="ce21" office:value="572" office:value-type="float">
            <text:p>572</text:p>
          </table:table-cell>
          <table:table-cell ns42:value-type="float" table:style-name="ce35" office:value="771" office:value-type="float">
            <text:p>771</text:p>
          </table:table-cell>
          <table:table-cell ns42:value-type="float" table:style-name="ce35" office:value="1092" office:value-type="float">
            <text:p>1092</text:p>
          </table:table-cell>
          <table:table-cell ns42:value-type="float" table:style-name="ce35" office:value="569" office:value-type="float">
            <text:p>569</text:p>
          </table:table-cell>
          <table:table-cell ns42:value-type="float" table:style-name="ce35" office:value="75" office:value-type="float">
            <text:p>75</text:p>
          </table:table-cell>
          <table:table-cell table:formula="of:=SUM([.E35:.G35])" ns42:value-type="float" table:style-name="ce30" office:value-type="float" office:value="1736">
            <text:p>1736</text:p>
          </table:table-cell>
          <table:table-cell ns42:value-type="float" table:style-name="ce35" office:value="1072" office:value-type="float">
            <text:p>1072</text:p>
          </table:table-cell>
          <table:table-cell ns42:value-type="float" table:style-name="ce35" office:value="568" office:value-type="float">
            <text:p>568</text:p>
          </table:table-cell>
          <table:table-cell ns42:value-type="float" table:style-name="ce35" office:value="141" office:value-type="float">
            <text:p>141</text:p>
          </table:table-cell>
          <table:table-cell table:formula="of:=SUM([.I35:.K35])" ns42:value-type="float" table:style-name="ce30" office:value-type="float" office:value="1781">
            <text:p>1781</text:p>
          </table:table-cell>
          <table:table-cell table:formula="of:=SUM([.L35];[.H35])" ns42:value-type="float" table:style-name="ce30" office:value-type="float" office:value="3517">
            <text:p>3517</text:p>
          </table:table-cell>
          <table:table-cell ns42:value-type="float" table:style-name="ce35" office:value="3432" office:value-type="float">
            <text:p>3432</text:p>
          </table:table-cell>
          <table:table-cell ns42:value-type="float" table:style-name="ce35" office:value="85" office:value-type="float">
            <text:p>85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 Dongeradeel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Default"/>
          <table:table-cell ns42:value-type="float" table:style-name="ce21" office:value="923" office:value-type="float">
            <text:p>923</text:p>
          </table:table-cell>
          <table:table-cell ns42:value-type="float" table:style-name="ce35" office:value="1252" office:value-type="float">
            <text:p>1252</text:p>
          </table:table-cell>
          <table:table-cell ns42:value-type="float" table:style-name="ce35" office:value="1930" office:value-type="float">
            <text:p>1930</text:p>
          </table:table-cell>
          <table:table-cell ns42:value-type="float" table:style-name="ce35" office:value="1006" office:value-type="float">
            <text:p>1006</text:p>
          </table:table-cell>
          <table:table-cell ns42:value-type="float" table:style-name="ce35" office:value="107" office:value-type="float">
            <text:p>107</text:p>
          </table:table-cell>
          <table:table-cell table:formula="of:=SUM([.E36:.G36])" ns42:value-type="float" table:style-name="ce30" office:value-type="float" office:value="3043">
            <text:p>3043</text:p>
          </table:table-cell>
          <table:table-cell ns42:value-type="float" table:style-name="ce35" office:value="1903" office:value-type="float">
            <text:p>1903</text:p>
          </table:table-cell>
          <table:table-cell ns42:value-type="float" table:style-name="ce35" office:value="1006" office:value-type="float">
            <text:p>1006</text:p>
          </table:table-cell>
          <table:table-cell ns42:value-type="float" table:style-name="ce35" office:value="269" office:value-type="float">
            <text:p>269</text:p>
          </table:table-cell>
          <table:table-cell table:formula="of:=SUM([.I36:.K36])" ns42:value-type="float" table:style-name="ce30" office:value-type="float" office:value="3178">
            <text:p>3178</text:p>
          </table:table-cell>
          <table:table-cell table:formula="of:=SUM([.L36];[.H36])" ns42:value-type="float" table:style-name="ce30" office:value-type="float" office:value="6221">
            <text:p>6221</text:p>
          </table:table-cell>
          <table:table-cell ns42:value-type="float" table:style-name="ce35" office:value="6202" office:value-type="float">
            <text:p>6202</text:p>
          </table:table-cell>
          <table:table-cell ns42:value-type="float" table:style-name="ce35" office:value="19" office:value-type="float">
            <text:p>1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est Stellingwerf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Default"/>
          <table:table-cell ns42:value-type="float" table:style-name="ce21" office:value="1579" office:value-type="float">
            <text:p>1579</text:p>
          </table:table-cell>
          <table:table-cell ns42:value-type="float" table:style-name="ce35" office:value="1713" office:value-type="float">
            <text:p>1713</text:p>
          </table:table-cell>
          <table:table-cell ns42:value-type="float" table:style-name="ce35" office:value="2682" office:value-type="float">
            <text:p>2682</text:p>
          </table:table-cell>
          <table:table-cell ns42:value-type="float" table:style-name="ce35" office:value="1368" office:value-type="float">
            <text:p>1368</text:p>
          </table:table-cell>
          <table:table-cell ns42:value-type="float" table:style-name="ce35" office:value="130" office:value-type="float">
            <text:p>130</text:p>
          </table:table-cell>
          <table:table-cell table:formula="of:=SUM([.E37:.G37])" ns42:value-type="float" table:style-name="ce30" office:value-type="float" office:value="4180">
            <text:p>4180</text:p>
          </table:table-cell>
          <table:table-cell ns42:value-type="float" table:style-name="ce35" office:value="2500" office:value-type="float">
            <text:p>2500</text:p>
          </table:table-cell>
          <table:table-cell ns42:value-type="float" table:style-name="ce35" office:value="1371" office:value-type="float">
            <text:p>1371</text:p>
          </table:table-cell>
          <table:table-cell ns42:value-type="float" table:style-name="ce35" office:value="310" office:value-type="float">
            <text:p>310</text:p>
          </table:table-cell>
          <table:table-cell table:formula="of:=SUM([.I37:.K37])" ns42:value-type="float" table:style-name="ce30" office:value-type="float" office:value="4181">
            <text:p>4181</text:p>
          </table:table-cell>
          <table:table-cell table:formula="of:=SUM([.L37];[.H37])" ns42:value-type="float" table:style-name="ce30" office:value-type="float" office:value="8361">
            <text:p>8361</text:p>
          </table:table-cell>
          <table:table-cell ns42:value-type="float" table:style-name="ce35" office:value="7384" office:value-type="float">
            <text:p>7384</text:p>
          </table:table-cell>
          <table:table-cell ns42:value-type="float" table:style-name="ce35" office:value="936" office:value-type="float">
            <text:p>936</text:p>
          </table:table-cell>
          <table:table-cell ns42:value-type="float" table:style-name="ce35" office:value="36" office:value-type="float">
            <text:p>36</text:p>
          </table:table-cell>
          <table:table-cell ns42:value-type="float" table:style-name="ce35" office:value="5" office:value-type="float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Default"/>
          <table:table-cell ns42:value-type="float" table:style-name="ce21" office:value="1402" office:value-type="float">
            <text:p>1402</text:p>
          </table:table-cell>
          <table:table-cell ns42:value-type="float" table:style-name="ce35" office:value="1809" office:value-type="float">
            <text:p>1809</text:p>
          </table:table-cell>
          <table:table-cell ns42:value-type="float" table:style-name="ce35" office:value="2892" office:value-type="float">
            <text:p>2892</text:p>
          </table:table-cell>
          <table:table-cell ns42:value-type="float" table:style-name="ce35" office:value="1324" office:value-type="float">
            <text:p>1324</text:p>
          </table:table-cell>
          <table:table-cell ns42:value-type="float" table:style-name="ce35" office:value="155" office:value-type="float">
            <text:p>155</text:p>
          </table:table-cell>
          <table:table-cell table:formula="of:=SUM([.E38:.G38])" ns42:value-type="float" table:style-name="ce30" office:value-type="float" office:value="4371">
            <text:p>4371</text:p>
          </table:table-cell>
          <table:table-cell ns42:value-type="float" table:style-name="ce35" office:value="2537" office:value-type="float">
            <text:p>2537</text:p>
          </table:table-cell>
          <table:table-cell ns42:value-type="float" table:style-name="ce35" office:value="1327" office:value-type="float">
            <text:p>1327</text:p>
          </table:table-cell>
          <table:table-cell ns42:value-type="float" table:style-name="ce35" office:value="355" office:value-type="float">
            <text:p>355</text:p>
          </table:table-cell>
          <table:table-cell table:formula="of:=SUM([.I38:.K38])" ns42:value-type="float" table:style-name="ce30" office:value-type="float" office:value="4219">
            <text:p>4219</text:p>
          </table:table-cell>
          <table:table-cell table:formula="of:=SUM([.L38];[.H38])" ns42:value-type="float" table:style-name="ce30" office:value-type="float" office:value="8590">
            <text:p>8590</text:p>
          </table:table-cell>
          <table:table-cell ns42:value-type="float" table:style-name="ce35" office:value="7321" office:value-type="float">
            <text:p>7321</text:p>
          </table:table-cell>
          <table:table-cell ns42:value-type="float" table:style-name="ce35" office:value="1269" office:value-type="float">
            <text:p>1269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Wijmbritseradeel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Default"/>
          <table:table-cell ns42:value-type="float" table:style-name="ce21" office:value="1376" office:value-type="float">
            <text:p>1376</text:p>
          </table:table-cell>
          <table:table-cell ns42:value-type="float" table:style-name="ce35" office:value="1471" office:value-type="float">
            <text:p>1471</text:p>
          </table:table-cell>
          <table:table-cell ns42:value-type="float" table:style-name="ce35" office:value="2324" office:value-type="float">
            <text:p>2324</text:p>
          </table:table-cell>
          <table:table-cell ns42:value-type="float" table:style-name="ce35" office:value="1099" office:value-type="float">
            <text:p>1099</text:p>
          </table:table-cell>
          <table:table-cell ns42:value-type="float" table:style-name="ce35" office:value="144" office:value-type="float">
            <text:p>144</text:p>
          </table:table-cell>
          <table:table-cell table:formula="of:=SUM([.E39:.G39])" ns42:value-type="float" table:style-name="ce30" office:value-type="float" office:value="3567">
            <text:p>3567</text:p>
          </table:table-cell>
          <table:table-cell ns42:value-type="float" table:style-name="ce35" office:value="2228" office:value-type="float">
            <text:p>2228</text:p>
          </table:table-cell>
          <table:table-cell ns42:value-type="float" table:style-name="ce35" office:value="1093" office:value-type="float">
            <text:p>1093</text:p>
          </table:table-cell>
          <table:table-cell ns42:value-type="float" table:style-name="ce35" office:value="290" office:value-type="float">
            <text:p>290</text:p>
          </table:table-cell>
          <table:table-cell table:formula="of:=SUM([.I39:.K39])" ns42:value-type="float" table:style-name="ce30" office:value-type="float" office:value="3611">
            <text:p>3611</text:p>
          </table:table-cell>
          <table:table-cell table:formula="of:=SUM([.L39];[.H39])" ns42:value-type="float" table:style-name="ce30" office:value-type="float" office:value="7178">
            <text:p>7178</text:p>
          </table:table-cell>
          <table:table-cell ns42:value-type="float" table:style-name="ce35" office:value="5935" office:value-type="float">
            <text:p>5935</text:p>
          </table:table-cell>
          <table:table-cell ns42:value-type="float" table:style-name="ce35" office:value="1243" office:value-type="float">
            <text:p>1243</text:p>
          </table:table-cell>
          <table:table-cell table:style-name="ce35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39])" ns42:value-type="float" table:style-name="ce22" office:value-type="float" office:value="28687">
            <text:p>28687</text:p>
          </table:table-cell>
          <table:table-cell table:formula="of:=SUM([.D8:.D39])" ns42:value-type="float" table:style-name="ce31" office:value-type="float" office:value="34868">
            <text:p>34868</text:p>
          </table:table-cell>
          <table:table-cell table:formula="of:=SUM([.E8:.E39])" ns42:value-type="float" table:style-name="ce31" office:value-type="float" office:value="53761">
            <text:p>53761</text:p>
          </table:table-cell>
          <table:table-cell table:formula="of:=SUM([.F8:.F39])" ns42:value-type="float" table:style-name="ce31" office:value-type="float" office:value="26896">
            <text:p>26896</text:p>
          </table:table-cell>
          <table:table-cell table:formula="of:=SUM([.G8:.G39])" ns42:value-type="float" table:style-name="ce31" office:value-type="float" office:value="3210">
            <text:p>3210</text:p>
          </table:table-cell>
          <table:table-cell table:formula="of:=SUM([.H8:.H39])" ns42:value-type="float" table:style-name="ce31" office:value-type="float" office:value="83867">
            <text:p>83867</text:p>
          </table:table-cell>
          <table:table-cell table:formula="of:=SUM([.I8:.I39])" ns42:value-type="float" table:style-name="ce31" office:value-type="float" office:value="51390">
            <text:p>51390</text:p>
          </table:table-cell>
          <table:table-cell table:formula="of:=SUM([.J8:.J39])" ns42:value-type="float" table:style-name="ce31" office:value-type="float" office:value="26894">
            <text:p>26894</text:p>
          </table:table-cell>
          <table:table-cell table:formula="of:=SUM([.K8:.K39])" ns42:value-type="float" table:style-name="ce31" office:value-type="float" office:value="6940">
            <text:p>6940</text:p>
          </table:table-cell>
          <table:table-cell table:formula="of:=SUM([.L8:.L39])" ns42:value-type="float" table:style-name="ce31" office:value-type="float" office:value="85224">
            <text:p>85224</text:p>
          </table:table-cell>
          <table:table-cell table:formula="of:=SUM([.M8:.M39])" ns42:value-type="float" table:style-name="ce31" office:value-type="float" office:value="169091">
            <text:p>169091</text:p>
          </table:table-cell>
          <table:table-cell table:formula="of:=SUM([.N8:.N39])" ns42:value-type="float" table:style-name="ce31" office:value-type="float" office:value="159186">
            <text:p>159186</text:p>
          </table:table-cell>
          <table:table-cell table:formula="of:=SUM([.O8:.O39])" ns42:value-type="float" table:style-name="ce31" office:value-type="float" office:value="9588">
            <text:p>9588</text:p>
          </table:table-cell>
          <table:table-cell table:formula="of:=SUM([.P8:.P39])" ns42:value-type="float" table:style-name="ce31" office:value-type="float" office:value="294">
            <text:p>294</text:p>
          </table:table-cell>
          <table:table-cell table:formula="of:=SUM([.Q8:.Q39])" ns42:value-type="float" table:style-name="ce31" office:value-type="float" office:value="23">
            <text:p>23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9"/>
        <table:table-column table:style-name="co9" table:default-cell-style-name="ce9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rietenij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2" table:number-columns-spanned="8" office:value-type="string">
            <text:p>INWONERS VAN HET</text:p>
          </table:table-cell>
          <table:covered-table-cell table:style-name="ce32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2:value-type="string" table:number-rows-spanned="1" table:style-name="ce3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3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4"/>
          <table:covered-table-cell table:style-name="ce28" table:number-columns-repeated="3"/>
          <table:covered-table-cell table:style-name="ce34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9"/>
          <table:table-cell table:style-name="ce14"/>
          <table:table-cell table:style-name="ce9" table:number-columns-repeated="5"/>
          <table:table-cell table:number-columns-repeated="1007"/>
        </table:table-row>
        <table:table-row table:style-name="ro2">
          <table:table-cell ns42:value-type="string" table:style-name="ce71" office:value-type="string">
            <text:p>TOTAAL DER STEDEN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2:value-type="float" table:style-name="ce20" office:value="9973" office:value-type="float">
            <text:p>9973</text:p>
          </table:table-cell>
          <table:table-cell ns42:value-type="float" table:style-name="ce29" office:value="12440" office:value-type="float">
            <text:p>12440</text:p>
          </table:table-cell>
          <table:table-cell ns42:value-type="float" table:style-name="ce29" office:value="17379" office:value-type="float">
            <text:p>17379</text:p>
          </table:table-cell>
          <table:table-cell ns42:value-type="float" table:style-name="ce29" office:value="9129" office:value-type="float">
            <text:p>9129</text:p>
          </table:table-cell>
          <table:table-cell ns42:value-type="float" table:style-name="ce29" office:value="1076" office:value-type="float">
            <text:p>1076</text:p>
          </table:table-cell>
          <table:table-cell table:formula="of:=SUM([.E8:.G8])" ns42:value-type="float" table:style-name="ce29" office:value-type="float" office:value="27584">
            <text:p>27584</text:p>
          </table:table-cell>
          <table:table-cell ns42:value-type="float" table:style-name="ce29" office:value="18861" office:value-type="float">
            <text:p>18861</text:p>
          </table:table-cell>
          <table:table-cell ns42:value-type="float" table:style-name="ce29" office:value="9026" office:value-type="float">
            <text:p>9026</text:p>
          </table:table-cell>
          <table:table-cell ns42:value-type="float" table:style-name="ce29" office:value="3297" office:value-type="float">
            <text:p>3297</text:p>
          </table:table-cell>
          <table:table-cell table:formula="of:=SUM([.I8:.K8])" ns42:value-type="float" table:style-name="ce29" office:value-type="float" office:value="31184">
            <text:p>31184</text:p>
          </table:table-cell>
          <table:table-cell table:formula="of:=SUM([.L8];[.H8])" ns42:value-type="float" table:style-name="ce29" office:value-type="float" office:value="58768">
            <text:p>58768</text:p>
          </table:table-cell>
          <table:table-cell ns42:value-type="float" table:style-name="ce29" office:value="58768" office:value-type="float">
            <text:p>58768</text:p>
          </table:table-cell>
          <table:table-cell ns42:value-type="float" table:style-name="ce29" office:value="46484" office:value-type="float">
            <text:p>46484</text:p>
          </table:table-cell>
          <table:table-cell ns42:value-type="float" table:style-name="ce29" office:value="10429" office:value-type="float">
            <text:p>10429</text:p>
          </table:table-cell>
          <table:table-cell ns42:value-type="float" table:style-name="ce29" office:value="1651" office:value-type="float">
            <text:p>1651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4" office:value-type="float">
            <text:p>54</text:p>
          </table:table-cell>
          <table:table-cell ns42:value-type="float" table:style-name="ce51" office:value="55" office:value-type="float">
            <text:p>55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4</text:p>
          </table:table-cell>
          <table:table-cell table:number-columns-repeated="1001"/>
        </table:table-row>
        <table:table-row table:style-name="ro2">
          <table:table-cell ns42:value-type="string" table:style-name="ce72" office:value-type="string">
            <text:p>TOTAAL DER GRIETENIJEN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2:value-type="float" table:style-name="ce21" office:value="28687" office:value-type="float">
            <text:p>28687</text:p>
          </table:table-cell>
          <table:table-cell ns42:value-type="float" table:style-name="ce30" office:value="34868" office:value-type="float">
            <text:p>34868</text:p>
          </table:table-cell>
          <table:table-cell ns42:value-type="float" table:style-name="ce30" office:value="53761" office:value-type="float">
            <text:p>53761</text:p>
          </table:table-cell>
          <table:table-cell ns42:value-type="float" table:style-name="ce30" office:value="26896" office:value-type="float">
            <text:p>26896</text:p>
          </table:table-cell>
          <table:table-cell ns42:value-type="float" table:style-name="ce30" office:value="3210" office:value-type="float">
            <text:p>3210</text:p>
          </table:table-cell>
          <table:table-cell table:formula="of:=SUM([.E9:.G9])" ns42:value-type="float" table:style-name="ce30" office:value-type="float" office:value="83867">
            <text:p>83867</text:p>
          </table:table-cell>
          <table:table-cell ns42:value-type="float" table:style-name="ce30" office:value="51390" office:value-type="float">
            <text:p>51390</text:p>
          </table:table-cell>
          <table:table-cell ns42:value-type="float" table:style-name="ce30" office:value="26894" office:value-type="float">
            <text:p>26894</text:p>
          </table:table-cell>
          <table:table-cell ns42:value-type="float" table:style-name="ce30" office:value="6940" office:value-type="float">
            <text:p>6940</text:p>
          </table:table-cell>
          <table:table-cell table:formula="of:=SUM([.I9:.K9])" ns42:value-type="float" table:style-name="ce30" office:value-type="float" office:value="85224">
            <text:p>85224</text:p>
          </table:table-cell>
          <table:table-cell table:formula="of:=SUM([.L9];[.H9])" ns42:value-type="float" table:style-name="ce30" office:value-type="float" office:value="169091">
            <text:p>169091</text:p>
          </table:table-cell>
          <table:table-cell ns42:value-type="float" table:style-name="ce30" office:value="169091" office:value-type="float">
            <text:p>169091</text:p>
          </table:table-cell>
          <table:table-cell ns42:value-type="float" table:style-name="ce30" office:value="159186" office:value-type="float">
            <text:p>159186</text:p>
          </table:table-cell>
          <table:table-cell ns42:value-type="float" table:style-name="ce30" office:value="9588" office:value-type="float">
            <text:p>9588</text:p>
          </table:table-cell>
          <table:table-cell ns42:value-type="float" table:style-name="ce30" office:value="294" office:value-type="float">
            <text:p>29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5" office:value-type="float">
            <text:p>55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2:value-type="string" table:style-name="ce73" office:value-type="string">
            <text:p>TOTAAL DER PROVINCIE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table:formula="of:=SUM([.C8:.C9])" ns42:value-type="float" table:style-name="ce22" office:value-type="float" office:value="38660">
            <text:p>38660</text:p>
          </table:table-cell>
          <table:table-cell table:formula="of:=SUM([.D8:.D9])" ns42:value-type="float" table:style-name="ce31" office:value-type="float" office:value="47308">
            <text:p>47308</text:p>
          </table:table-cell>
          <table:table-cell table:formula="of:=SUM([.E8:.E9])" ns42:value-type="float" table:style-name="ce31" office:value-type="float" office:value="71140">
            <text:p>71140</text:p>
          </table:table-cell>
          <table:table-cell table:formula="of:=SUM([.F8:.F9])" ns42:value-type="float" table:style-name="ce31" office:value-type="float" office:value="36025">
            <text:p>36025</text:p>
          </table:table-cell>
          <table:table-cell table:formula="of:=SUM([.G8:.G9])" ns42:value-type="float" table:style-name="ce31" office:value-type="float" office:value="4286">
            <text:p>4286</text:p>
          </table:table-cell>
          <table:table-cell table:formula="of:=SUM([.H8:.H9])" ns42:value-type="float" table:style-name="ce31" office:value-type="float" office:value="111451">
            <text:p>111451</text:p>
          </table:table-cell>
          <table:table-cell table:formula="of:=SUM([.I8:.I9])" ns42:value-type="float" table:style-name="ce31" office:value-type="float" office:value="70251">
            <text:p>70251</text:p>
          </table:table-cell>
          <table:table-cell table:formula="of:=SUM([.J8:.J9])" ns42:value-type="float" table:style-name="ce31" office:value-type="float" office:value="35920">
            <text:p>35920</text:p>
          </table:table-cell>
          <table:table-cell table:formula="of:=SUM([.K8:.K9])" ns42:value-type="float" table:style-name="ce31" office:value-type="float" office:value="10237">
            <text:p>10237</text:p>
          </table:table-cell>
          <table:table-cell table:formula="of:=SUM([.L8:.L9])" ns42:value-type="float" table:style-name="ce31" office:value-type="float" office:value="116408">
            <text:p>116408</text:p>
          </table:table-cell>
          <table:table-cell table:formula="of:=SUM([.M8:.M9])" ns42:value-type="float" table:style-name="ce31" office:value-type="float" office:value="227859">
            <text:p>227859</text:p>
          </table:table-cell>
          <table:table-cell table:formula="of:=SUM([.N8:.N9])" ns42:value-type="float" table:style-name="ce31" office:value-type="float" office:value="227859">
            <text:p>227859</text:p>
          </table:table-cell>
          <table:table-cell table:formula="of:=SUM([.O8:.O9])" ns42:value-type="float" table:style-name="ce31" office:value-type="float" office:value="205670">
            <text:p>205670</text:p>
          </table:table-cell>
          <table:table-cell table:formula="of:=SUM([.P8:.P9])" ns42:value-type="float" table:style-name="ce31" office:value-type="float" office:value="20017">
            <text:p>20017</text:p>
          </table:table-cell>
          <table:table-cell table:formula="of:=SUM([.Q8:.Q9])" ns42:value-type="float" table:style-name="ce31" office:value-type="float" office:value="1945">
            <text:p>1945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4" office:value-type="float">
            <text:p>54</text:p>
          </table:table-cell>
          <table:table-cell ns42:value-type="float" table:style-name="ce53" office:value="55" office:value-type="float">
            <text:p>55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4</text:p>
          </table:table-cell>
          <table:table-cell table:number-columns-repeated="1001"/>
        </table:table-row>
        <table:table-row table:style-name="ro2">
          <table:table-cell table:style-name="ce66" table:number-columns-repeated="2"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74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90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Friesland ouderdom">
        <table:table-column table:style-name="co19" table:default-cell-style-name="ce9"/>
        <table:table-column table:style-name="co9" table:default-cell-style-name="ce9"/>
        <table:table-column table:style-name="co20" table:default-cell-style-name="ce9" table:number-columns-repeated="3"/>
        <table:table-column table:style-name="co3" table:default-cell-style-name="ce9"/>
        <table:table-column table:style-name="co20" table:default-cell-style-name="ce9" table:number-columns-repeated="3"/>
        <table:table-column table:style-name="co21" table:default-cell-style-name="ce9"/>
        <table:table-column table:style-name="co22" table:default-cell-style-name="ce9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0" table:number-columns-spanned="8" office:value-type="string">
            <text:p>INWONERS VAN HET</text:p>
          </table:table-cell>
          <table:covered-table-cell table:style-name="ce85" table:number-columns-repeated="6"/>
          <table:covered-table-cell table:style-name="ce91"/>
          <table:table-cell ns42:value-type="string" table:number-rows-spanned="4" table:style-name="ce93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2:value-type="string" table:number-rows-spanned="1" table:style-name="ce8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3"/>
          <table:table-cell ns42:value-type="string" table:number-rows-spanned="1" table:style-name="ce89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3" table:number-columns-repeated="2"/>
          <table:covered-table-cell table:style-name="ce89"/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4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9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4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4"/>
          <table:covered-table-cell table:style-name="ce28" table:number-columns-repeated="3"/>
          <table:covered-table-cell table:style-name="ce92"/>
          <table:covered-table-cell table:style-name="ce95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5" office:value-type="string">
            <text:p>Beneden het jaar</text:p>
            <office:annotation>
              <text:p>http://purl.org/linked-data/sdmx/2009/dimension#refArea=http://www.gemeentegeschiedenis.nl/amco/11228</text:p>
              <text:p>http://purl.org/linked-data/sdmx/2009/dimension#refArea=http://www.gemeentegeschiedenis.nl/amco/10199</text:p>
            </office:annotation>
          </table:table-cell>
          <table:table-cell table:style-name="ce66"/>
          <table:table-cell ns42:value-type="float" table:style-name="ce82" office:value="3381" office:value-type="float">
            <text:p>3381</text:p>
          </table:table-cell>
          <table:table-cell table:style-name="ce86" table:number-columns-repeated="2"/>
          <table:table-cell table:formula="of:=SUM([.C8:.E8])" ns42:value-type="float" table:style-name="ce86" office:value-type="float" office:value="3381">
            <text:p>3381</text:p>
          </table:table-cell>
          <table:table-cell ns42:value-type="float" table:style-name="ce86" office:value="3270" office:value-type="float">
            <text:p>3270</text:p>
          </table:table-cell>
          <table:table-cell table:style-name="ce86" table:number-columns-repeated="2"/>
          <table:table-cell table:formula="of:=SUM([.G8:.I8])" ns42:value-type="float" table:style-name="ce86" office:value-type="float" office:value="3270">
            <text:p>3270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56" office:value-type="float">
            <text:p>56</text:p>
          </table:table-cell>
          <table:table-cell ns42:value-type="float" table:style-name="ce51" office:value="57" office:value-type="float">
            <text:p>57</text:p>
          </table:table-cell>
          <table:table-cell ns42:value-type="string" table:style-name="ce51" office:value-type="string">
            <text:p>FR</text:p>
          </table:table-cell>
          <table:table-cell ns42:value-type="string" table:style-name="ce61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 tot 2 jaar</text:p>
            <office:annotation>
              <text:p>http://purl.org/linked-data/sdmx/2009/dimension#refArea=http://www.gemeentegeschiedenis.nl/amco/10865</text:p>
              <text:p>http://purl.org/linked-data/sdmx/2009/dimension#refArea=http://www.gemeentegeschiedenis.nl/amco/10157</text:p>
            </office:annotation>
          </table:table-cell>
          <table:table-cell table:style-name="ce66"/>
          <table:table-cell ns42:value-type="float" table:style-name="ce83" office:value="3320" office:value-type="float">
            <text:p>3320</text:p>
          </table:table-cell>
          <table:table-cell table:style-name="ce87" table:number-columns-repeated="2"/>
          <table:table-cell table:formula="of:=SUM([.C9:.E9])" ns42:value-type="float" table:style-name="ce87" office:value-type="float" office:value="3320">
            <text:p>3320</text:p>
          </table:table-cell>
          <table:table-cell ns42:value-type="float" table:style-name="ce87" office:value="3342" office:value-type="float">
            <text:p>3342</text:p>
          </table:table-cell>
          <table:table-cell table:style-name="ce87" table:number-columns-repeated="2"/>
          <table:table-cell table:formula="of:=SUM([.G9:.I9])" ns42:value-type="float" table:style-name="ce87" office:value-type="float" office:value="3342">
            <text:p>33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 tot 3 jaar</text:p>
            <office:annotation>
              <text:p>http://purl.org/linked-data/sdmx/2009/dimension#refArea=http://www.gemeentegeschiedenis.nl/amco/11226</text:p>
              <text:p>http://purl.org/linked-data/sdmx/2009/dimension#refArea=http://www.gemeentegeschiedenis.nl/amco/11153</text:p>
            </office:annotation>
          </table:table-cell>
          <table:table-cell table:style-name="ce66"/>
          <table:table-cell ns42:value-type="float" table:style-name="ce83" office:value="3132" office:value-type="float">
            <text:p>3132</text:p>
          </table:table-cell>
          <table:table-cell table:style-name="ce87" table:number-columns-repeated="2"/>
          <table:table-cell table:formula="of:=SUM([.C10:.E10])" ns42:value-type="float" table:style-name="ce87" office:value-type="float" office:value="3132">
            <text:p>3132</text:p>
          </table:table-cell>
          <table:table-cell ns42:value-type="float" table:style-name="ce87" office:value="3009" office:value-type="float">
            <text:p>3009</text:p>
          </table:table-cell>
          <table:table-cell table:style-name="ce87" table:number-columns-repeated="2"/>
          <table:table-cell table:formula="of:=SUM([.G10:.I10])" ns42:value-type="float" table:style-name="ce87" office:value-type="float" office:value="3009">
            <text:p>300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 tot 4 jaar</text:p>
            <office:annotation>
              <text:p>http://purl.org/linked-data/sdmx/2009/dimension#refArea=http://www.gemeentegeschiedenis.nl/amco/11421</text:p>
              <text:p>http://purl.org/linked-data/sdmx/2009/dimension#refArea=http://www.gemeentegeschiedenis.nl/amco/10422</text:p>
            </office:annotation>
          </table:table-cell>
          <table:table-cell table:style-name="ce66"/>
          <table:table-cell ns42:value-type="float" table:style-name="ce83" office:value="3160" office:value-type="float">
            <text:p>3160</text:p>
          </table:table-cell>
          <table:table-cell table:style-name="ce87" table:number-columns-repeated="2"/>
          <table:table-cell table:formula="of:=SUM([.C11:.E11])" ns42:value-type="float" table:style-name="ce87" office:value-type="float" office:value="3160">
            <text:p>3160</text:p>
          </table:table-cell>
          <table:table-cell ns42:value-type="float" table:style-name="ce87" office:value="2954" office:value-type="float">
            <text:p>2954</text:p>
          </table:table-cell>
          <table:table-cell table:style-name="ce87" table:number-columns-repeated="2"/>
          <table:table-cell table:formula="of:=SUM([.G11:.I11])" ns42:value-type="float" table:style-name="ce87" office:value-type="float" office:value="2954">
            <text:p>295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 tot 5 jaar</text:p>
            <office:annotation>
              <text:p>http://purl.org/linked-data/sdmx/2009/dimension#refArea=http://www.gemeentegeschiedenis.nl/amco/10156</text:p>
            </office:annotation>
          </table:table-cell>
          <table:table-cell table:style-name="ce66"/>
          <table:table-cell ns42:value-type="float" table:style-name="ce83" office:value="3072" office:value-type="float">
            <text:p>3072</text:p>
          </table:table-cell>
          <table:table-cell table:style-name="ce87" table:number-columns-repeated="2"/>
          <table:table-cell table:formula="of:=SUM([.C12:.E12])" ns42:value-type="float" table:style-name="ce87" office:value-type="float" office:value="3072">
            <text:p>3072</text:p>
          </table:table-cell>
          <table:table-cell ns42:value-type="float" table:style-name="ce87" office:value="2914" office:value-type="float">
            <text:p>2914</text:p>
          </table:table-cell>
          <table:table-cell table:style-name="ce87" table:number-columns-repeated="2"/>
          <table:table-cell table:formula="of:=SUM([.G12:.I12])" ns42:value-type="float" table:style-name="ce87" office:value-type="float" office:value="2914">
            <text:p>291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 tot 6 jaar</text:p>
            <office:annotation>
              <text:p>http://purl.org/linked-data/sdmx/2009/dimension#refArea=http://www.gemeentegeschiedenis.nl/amco/10909</text:p>
            </office:annotation>
          </table:table-cell>
          <table:table-cell table:style-name="ce66"/>
          <table:table-cell ns42:value-type="float" table:style-name="ce83" office:value="2928" office:value-type="float">
            <text:p>2928</text:p>
          </table:table-cell>
          <table:table-cell table:style-name="ce87" table:number-columns-repeated="2"/>
          <table:table-cell table:formula="of:=SUM([.C13:.E13])" ns42:value-type="float" table:style-name="ce87" office:value-type="float" office:value="2928">
            <text:p>2928</text:p>
          </table:table-cell>
          <table:table-cell ns42:value-type="float" table:style-name="ce87" office:value="2877" office:value-type="float">
            <text:p>2877</text:p>
          </table:table-cell>
          <table:table-cell table:style-name="ce87" table:number-columns-repeated="2"/>
          <table:table-cell table:formula="of:=SUM([.G13:.I13])" ns42:value-type="float" table:style-name="ce87" office:value-type="float" office:value="2877">
            <text:p>28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 tot 8 jaar</text:p>
            <office:annotation>
              <text:p>http://purl.org/linked-data/sdmx/2009/dimension#refArea=http://www.gemeentegeschiedenis.nl/amco/10240</text:p>
              <text:p>http://purl.org/linked-data/sdmx/2009/dimension#refArea=http://www.gemeentegeschiedenis.nl/amco/10650</text:p>
            </office:annotation>
          </table:table-cell>
          <table:table-cell table:style-name="ce66"/>
          <table:table-cell ns42:value-type="float" table:style-name="ce83" office:value="5574" office:value-type="float">
            <text:p>5574</text:p>
          </table:table-cell>
          <table:table-cell table:style-name="ce87" table:number-columns-repeated="2"/>
          <table:table-cell table:formula="of:=SUM([.C14:.E14])" ns42:value-type="float" table:style-name="ce87" office:value-type="float" office:value="5574">
            <text:p>5574</text:p>
          </table:table-cell>
          <table:table-cell ns42:value-type="float" table:style-name="ce87" office:value="5342" office:value-type="float">
            <text:p>5342</text:p>
          </table:table-cell>
          <table:table-cell table:style-name="ce87" table:number-columns-repeated="2"/>
          <table:table-cell table:formula="of:=SUM([.G14:.I14])" ns42:value-type="float" table:style-name="ce87" office:value-type="float" office:value="5342">
            <text:p>53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 tot 10 jaar</text:p>
            <office:annotation>
              <text:p>http://purl.org/linked-data/sdmx/2009/dimension#refArea=http://www.gemeentegeschiedenis.nl/amco/10086</text:p>
            </office:annotation>
          </table:table-cell>
          <table:table-cell table:style-name="ce66"/>
          <table:table-cell ns42:value-type="float" table:style-name="ce83" office:value="5378" office:value-type="float">
            <text:p>5378</text:p>
          </table:table-cell>
          <table:table-cell table:style-name="ce87" table:number-columns-repeated="2"/>
          <table:table-cell table:formula="of:=SUM([.C15:.E15])" ns42:value-type="float" table:style-name="ce87" office:value-type="float" office:value="5378">
            <text:p>5378</text:p>
          </table:table-cell>
          <table:table-cell ns42:value-type="float" table:style-name="ce87" office:value="5158" office:value-type="float">
            <text:p>5158</text:p>
          </table:table-cell>
          <table:table-cell table:style-name="ce87" table:number-columns-repeated="2"/>
          <table:table-cell table:formula="of:=SUM([.G15:.I15])" ns42:value-type="float" table:style-name="ce87" office:value-type="float" office:value="5158">
            <text:p>515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0 tot 12 jaar</text:p>
            <office:annotation>
              <text:p>http://purl.org/linked-data/sdmx/2009/dimension#refArea=http://www.gemeentegeschiedenis.nl/amco/10867</text:p>
              <text:p>http://purl.org/linked-data/sdmx/2009/dimension#refArea=http://www.gemeentegeschiedenis.nl/amco/11284</text:p>
            </office:annotation>
          </table:table-cell>
          <table:table-cell table:style-name="ce66"/>
          <table:table-cell ns42:value-type="float" table:style-name="ce83" office:value="5059" office:value-type="float">
            <text:p>5059</text:p>
          </table:table-cell>
          <table:table-cell table:style-name="ce87" table:number-columns-repeated="2"/>
          <table:table-cell table:formula="of:=SUM([.C16:.E16])" ns42:value-type="float" table:style-name="ce87" office:value-type="float" office:value="5059">
            <text:p>5059</text:p>
          </table:table-cell>
          <table:table-cell ns42:value-type="float" table:style-name="ce87" office:value="4807" office:value-type="float">
            <text:p>4807</text:p>
          </table:table-cell>
          <table:table-cell table:style-name="ce87" table:number-columns-repeated="2"/>
          <table:table-cell table:formula="of:=SUM([.G16:.I16])" ns42:value-type="float" table:style-name="ce87" office:value-type="float" office:value="4807">
            <text:p>480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2 tot 14 jaar</text:p>
            <office:annotation>
              <text:p>http://purl.org/linked-data/sdmx/2009/dimension#refArea=http://www.gemeentegeschiedenis.nl/amco/11062</text:p>
              <text:p>http://purl.org/linked-data/sdmx/2009/dimension#refArea=http://www.gemeentegeschiedenis.nl/amco/10404</text:p>
            </office:annotation>
          </table:table-cell>
          <table:table-cell table:style-name="ce66"/>
          <table:table-cell ns42:value-type="float" table:style-name="ce83" office:value="4290" office:value-type="float">
            <text:p>4290</text:p>
          </table:table-cell>
          <table:table-cell table:style-name="ce87" table:number-columns-repeated="2"/>
          <table:table-cell table:formula="of:=SUM([.C17:.E17])" ns42:value-type="float" table:style-name="ce87" office:value-type="float" office:value="4290">
            <text:p>4290</text:p>
          </table:table-cell>
          <table:table-cell ns42:value-type="float" table:style-name="ce87" office:value="4061" office:value-type="float">
            <text:p>4061</text:p>
          </table:table-cell>
          <table:table-cell table:style-name="ce87" table:number-columns-repeated="2"/>
          <table:table-cell table:formula="of:=SUM([.G17:.I17])" ns42:value-type="float" table:style-name="ce87" office:value-type="float" office:value="4061">
            <text:p>406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4 tot 16 jaar</text:p>
            <office:annotation>
              <text:p>http://purl.org/linked-data/sdmx/2009/dimension#refArea=http://www.gemeentegeschiedenis.nl/amco/10768</text:p>
              <text:p>http://purl.org/linked-data/sdmx/2009/dimension#refArea=http://www.gemeentegeschiedenis.nl/amco/10036</text:p>
            </office:annotation>
          </table:table-cell>
          <table:table-cell table:style-name="ce66"/>
          <table:table-cell ns42:value-type="float" table:style-name="ce83" office:value="4916" office:value-type="float">
            <text:p>4916</text:p>
          </table:table-cell>
          <table:table-cell table:style-name="ce87" table:number-columns-repeated="2"/>
          <table:table-cell table:formula="of:=SUM([.C18:.E18])" ns42:value-type="float" table:style-name="ce87" office:value-type="float" office:value="4916">
            <text:p>4916</text:p>
          </table:table-cell>
          <table:table-cell ns42:value-type="float" table:style-name="ce87" office:value="4907" office:value-type="float">
            <text:p>4907</text:p>
          </table:table-cell>
          <table:table-cell table:style-name="ce87" table:number-columns-repeated="2"/>
          <table:table-cell table:formula="of:=SUM([.G18:.I18])" ns42:value-type="float" table:style-name="ce87" office:value-type="float" office:value="4907">
            <text:p>490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16 tot 20 jaar</text:p>
            <office:annotation>
              <text:p>http://purl.org/linked-data/sdmx/2009/dimension#refArea=http://www.gemeentegeschiedenis.nl/amco/10022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83" office:value="9091" office:value-type="float">
            <text:p>9091</text:p>
          </table:table-cell>
          <table:table-cell ns42:value-type="float" table:style-name="ce87" office:value="10" office:value-type="float">
            <text:p>10</text:p>
          </table:table-cell>
          <table:table-cell table:style-name="ce87"/>
          <table:table-cell table:formula="of:=SUM([.C19:.E19])" ns42:value-type="float" table:style-name="ce87" office:value-type="float" office:value="9101">
            <text:p>9101</text:p>
          </table:table-cell>
          <table:table-cell ns42:value-type="float" table:style-name="ce87" office:value="9358" office:value-type="float">
            <text:p>9358</text:p>
          </table:table-cell>
          <table:table-cell ns42:value-type="float" table:style-name="ce87" office:value="109" office:value-type="float">
            <text:p>109</text:p>
          </table:table-cell>
          <table:table-cell ns42:value-type="float" table:style-name="ce87" office:value="2" office:value-type="float">
            <text:p>2</text:p>
          </table:table-cell>
          <table:table-cell table:formula="of:=SUM([.G19:.I19])" ns42:value-type="float" table:style-name="ce87" office:value-type="float" office:value="9469">
            <text:p>94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0 tot 25 jaar</text:p>
            <office:annotation>
              <text:p>http://purl.org/linked-data/sdmx/2009/dimension#refArea=http://www.gemeentegeschiedenis.nl/amco/10334</text:p>
            </office:annotation>
          </table:table-cell>
          <table:table-cell table:style-name="ce66"/>
          <table:table-cell ns42:value-type="float" table:style-name="ce83" office:value="8423" office:value-type="float">
            <text:p>8423</text:p>
          </table:table-cell>
          <table:table-cell ns42:value-type="float" table:style-name="ce87" office:value="1069" office:value-type="float">
            <text:p>1069</text:p>
          </table:table-cell>
          <table:table-cell ns42:value-type="float" table:style-name="ce87" office:value="24" office:value-type="float">
            <text:p>24</text:p>
          </table:table-cell>
          <table:table-cell table:formula="of:=SUM([.C20:.E20])" ns42:value-type="float" table:style-name="ce87" office:value-type="float" office:value="9516">
            <text:p>9516</text:p>
          </table:table-cell>
          <table:table-cell ns42:value-type="float" table:style-name="ce87" office:value="8749" office:value-type="float">
            <text:p>8749</text:p>
          </table:table-cell>
          <table:table-cell ns42:value-type="float" table:style-name="ce87" office:value="2153" office:value-type="float">
            <text:p>2153</text:p>
          </table:table-cell>
          <table:table-cell ns42:value-type="float" table:style-name="ce87" office:value="32" office:value-type="float">
            <text:p>32</text:p>
          </table:table-cell>
          <table:table-cell table:formula="of:=SUM([.G20:.I20])" ns42:value-type="float" table:style-name="ce87" office:value-type="float" office:value="10934">
            <text:p>1093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25 tot 30 jaar</text:p>
            <office:annotation>
              <text:p>http://purl.org/linked-data/sdmx/2009/dimension#refArea=http://www.gemeentegeschiedenis.nl/amco/10877</text:p>
            </office:annotation>
          </table:table-cell>
          <table:table-cell table:style-name="ce66"/>
          <table:table-cell ns42:value-type="float" table:style-name="ce83" office:value="4315" office:value-type="float">
            <text:p>4315</text:p>
          </table:table-cell>
          <table:table-cell ns42:value-type="float" table:style-name="ce87" office:value="4025" office:value-type="float">
            <text:p>4025</text:p>
          </table:table-cell>
          <table:table-cell ns42:value-type="float" table:style-name="ce87" office:value="92" office:value-type="float">
            <text:p>92</text:p>
          </table:table-cell>
          <table:table-cell table:formula="of:=SUM([.C21:.E21])" ns42:value-type="float" table:style-name="ce87" office:value-type="float" office:value="8432">
            <text:p>8432</text:p>
          </table:table-cell>
          <table:table-cell ns42:value-type="float" table:style-name="ce87" office:value="3811" office:value-type="float">
            <text:p>3811</text:p>
          </table:table-cell>
          <table:table-cell ns42:value-type="float" table:style-name="ce87" office:value="5005" office:value-type="float">
            <text:p>5005</text:p>
          </table:table-cell>
          <table:table-cell ns42:value-type="float" table:style-name="ce87" office:value="137" office:value-type="float">
            <text:p>137</text:p>
          </table:table-cell>
          <table:table-cell table:formula="of:=SUM([.G21:.I21])" ns42:value-type="float" table:style-name="ce87" office:value-type="float" office:value="8953">
            <text:p>89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0 tot 35 jaar</text:p>
            <office:annotation>
              <text:p>http://purl.org/linked-data/sdmx/2009/dimension#refArea=http://www.gemeentegeschiedenis.nl/amco/10815</text:p>
            </office:annotation>
          </table:table-cell>
          <table:table-cell table:style-name="ce66"/>
          <table:table-cell ns42:value-type="float" table:style-name="ce83" office:value="1632" office:value-type="float">
            <text:p>1632</text:p>
          </table:table-cell>
          <table:table-cell ns42:value-type="float" table:style-name="ce87" office:value="5108" office:value-type="float">
            <text:p>5108</text:p>
          </table:table-cell>
          <table:table-cell ns42:value-type="float" table:style-name="ce87" office:value="167" office:value-type="float">
            <text:p>167</text:p>
          </table:table-cell>
          <table:table-cell table:formula="of:=SUM([.C22:.E22])" ns42:value-type="float" table:style-name="ce87" office:value-type="float" office:value="6907">
            <text:p>6907</text:p>
          </table:table-cell>
          <table:table-cell ns42:value-type="float" table:style-name="ce87" office:value="1671" office:value-type="float">
            <text:p>1671</text:p>
          </table:table-cell>
          <table:table-cell ns42:value-type="float" table:style-name="ce87" office:value="5440" office:value-type="float">
            <text:p>5440</text:p>
          </table:table-cell>
          <table:table-cell ns42:value-type="float" table:style-name="ce87" office:value="242" office:value-type="float">
            <text:p>242</text:p>
          </table:table-cell>
          <table:table-cell table:formula="of:=SUM([.G22:.I22])" ns42:value-type="float" table:style-name="ce87" office:value-type="float" office:value="7353">
            <text:p>73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35 tot 40 jaar</text:p>
            <office:annotation>
              <text:p>http://purl.org/linked-data/sdmx/2009/dimension#refArea=http://www.gemeentegeschiedenis.nl/amco/10984</text:p>
            </office:annotation>
          </table:table-cell>
          <table:table-cell table:style-name="ce66"/>
          <table:table-cell ns42:value-type="float" table:style-name="ce83" office:value="1043" office:value-type="float">
            <text:p>1043</text:p>
          </table:table-cell>
          <table:table-cell ns42:value-type="float" table:style-name="ce87" office:value="5984" office:value-type="float">
            <text:p>5984</text:p>
          </table:table-cell>
          <table:table-cell ns42:value-type="float" table:style-name="ce87" office:value="266" office:value-type="float">
            <text:p>266</text:p>
          </table:table-cell>
          <table:table-cell table:formula="of:=SUM([.C23:.E23])" ns42:value-type="float" table:style-name="ce87" office:value-type="float" office:value="7293">
            <text:p>7293</text:p>
          </table:table-cell>
          <table:table-cell ns42:value-type="float" table:style-name="ce87" office:value="1094" office:value-type="float">
            <text:p>1094</text:p>
          </table:table-cell>
          <table:table-cell ns42:value-type="float" table:style-name="ce87" office:value="5789" office:value-type="float">
            <text:p>5789</text:p>
          </table:table-cell>
          <table:table-cell ns42:value-type="float" table:style-name="ce87" office:value="465" office:value-type="float">
            <text:p>465</text:p>
          </table:table-cell>
          <table:table-cell table:formula="of:=SUM([.G23:.I23])" ns42:value-type="float" table:style-name="ce87" office:value-type="float" office:value="7348">
            <text:p>734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0 tot 45 jaar</text:p>
            <office:annotation>
              <text:p>http://purl.org/linked-data/sdmx/2009/dimension#refArea=http://www.gemeentegeschiedenis.nl/amco/10851</text:p>
            </office:annotation>
          </table:table-cell>
          <table:table-cell table:style-name="ce66"/>
          <table:table-cell ns42:value-type="float" table:style-name="ce83" office:value="742" office:value-type="float">
            <text:p>742</text:p>
          </table:table-cell>
          <table:table-cell ns42:value-type="float" table:style-name="ce87" office:value="5378" office:value-type="float">
            <text:p>5378</text:p>
          </table:table-cell>
          <table:table-cell ns42:value-type="float" table:style-name="ce87" office:value="342" office:value-type="float">
            <text:p>342</text:p>
          </table:table-cell>
          <table:table-cell table:formula="of:=SUM([.C24:.E24])" ns42:value-type="float" table:style-name="ce87" office:value-type="float" office:value="6462">
            <text:p>6462</text:p>
          </table:table-cell>
          <table:table-cell ns42:value-type="float" table:style-name="ce87" office:value="736" office:value-type="float">
            <text:p>736</text:p>
          </table:table-cell>
          <table:table-cell ns42:value-type="float" table:style-name="ce87" office:value="4973" office:value-type="float">
            <text:p>4973</text:p>
          </table:table-cell>
          <table:table-cell ns42:value-type="float" table:style-name="ce87" office:value="704" office:value-type="float">
            <text:p>704</text:p>
          </table:table-cell>
          <table:table-cell table:formula="of:=SUM([.G24:.I24])" ns42:value-type="float" table:style-name="ce87" office:value-type="float" office:value="6413">
            <text:p>641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45 tot 50 jaar</text:p>
            <office:annotation>
              <text:p>http://purl.org/linked-data/sdmx/2009/dimension#refArea=http://www.gemeentegeschiedenis.nl/amco/10142</text:p>
            </office:annotation>
          </table:table-cell>
          <table:table-cell table:style-name="ce66"/>
          <table:table-cell ns42:value-type="float" table:style-name="ce83" office:value="492" office:value-type="float">
            <text:p>492</text:p>
          </table:table-cell>
          <table:table-cell ns42:value-type="float" table:style-name="ce87" office:value="4257" office:value-type="float">
            <text:p>4257</text:p>
          </table:table-cell>
          <table:table-cell ns42:value-type="float" table:style-name="ce87" office:value="368" office:value-type="float">
            <text:p>368</text:p>
          </table:table-cell>
          <table:table-cell table:formula="of:=SUM([.C25:.E25])" ns42:value-type="float" table:style-name="ce87" office:value-type="float" office:value="5117">
            <text:p>5117</text:p>
          </table:table-cell>
          <table:table-cell ns42:value-type="float" table:style-name="ce87" office:value="594" office:value-type="float">
            <text:p>594</text:p>
          </table:table-cell>
          <table:table-cell ns42:value-type="float" table:style-name="ce87" office:value="4176" office:value-type="float">
            <text:p>4176</text:p>
          </table:table-cell>
          <table:table-cell ns42:value-type="float" table:style-name="ce87" office:value="903" office:value-type="float">
            <text:p>903</text:p>
          </table:table-cell>
          <table:table-cell table:formula="of:=SUM([.G25:.I25])" ns42:value-type="float" table:style-name="ce87" office:value-type="float" office:value="5673">
            <text:p>567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0 tot 53 jaar</text:p>
            <office:annotation>
              <text:p>http://purl.org/linked-data/sdmx/2009/dimension#refArea=http://www.gemeentegeschiedenis.nl/amco/11144</text:p>
            </office:annotation>
          </table:table-cell>
          <table:table-cell table:style-name="ce66"/>
          <table:table-cell ns42:value-type="float" table:style-name="ce83" office:value="272" office:value-type="float">
            <text:p>272</text:p>
          </table:table-cell>
          <table:table-cell ns42:value-type="float" table:style-name="ce87" office:value="2195" office:value-type="float">
            <text:p>2195</text:p>
          </table:table-cell>
          <table:table-cell ns42:value-type="float" table:style-name="ce87" office:value="258" office:value-type="float">
            <text:p>258</text:p>
          </table:table-cell>
          <table:table-cell table:formula="of:=SUM([.C26:.E26])" ns42:value-type="float" table:style-name="ce87" office:value-type="float" office:value="2725">
            <text:p>2725</text:p>
          </table:table-cell>
          <table:table-cell ns42:value-type="float" table:style-name="ce87" office:value="326" office:value-type="float">
            <text:p>326</text:p>
          </table:table-cell>
          <table:table-cell ns42:value-type="float" table:style-name="ce87" office:value="2026" office:value-type="float">
            <text:p>2026</text:p>
          </table:table-cell>
          <table:table-cell ns42:value-type="float" table:style-name="ce87" office:value="745" office:value-type="float">
            <text:p>745</text:p>
          </table:table-cell>
          <table:table-cell table:formula="of:=SUM([.G26:.I26])" ns42:value-type="float" table:style-name="ce87" office:value-type="float" office:value="3097">
            <text:p>309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3 tot 56 jaar</text:p>
            <office:annotation>
              <text:p>http://purl.org/linked-data/sdmx/2009/dimension#refArea=http://www.gemeentegeschiedenis.nl/amco/11102</text:p>
            </office:annotation>
          </table:table-cell>
          <table:table-cell table:style-name="ce66"/>
          <table:table-cell ns42:value-type="float" table:style-name="ce83" office:value="175" office:value-type="float">
            <text:p>175</text:p>
          </table:table-cell>
          <table:table-cell ns42:value-type="float" table:style-name="ce87" office:value="1788" office:value-type="float">
            <text:p>1788</text:p>
          </table:table-cell>
          <table:table-cell ns42:value-type="float" table:style-name="ce87" office:value="274" office:value-type="float">
            <text:p>274</text:p>
          </table:table-cell>
          <table:table-cell table:formula="of:=SUM([.C27:.E27])" ns42:value-type="float" table:style-name="ce87" office:value-type="float" office:value="2237">
            <text:p>2237</text:p>
          </table:table-cell>
          <table:table-cell ns42:value-type="float" table:style-name="ce87" office:value="264" office:value-type="float">
            <text:p>264</text:p>
          </table:table-cell>
          <table:table-cell ns42:value-type="float" table:style-name="ce87" office:value="1594" office:value-type="float">
            <text:p>1594</text:p>
          </table:table-cell>
          <table:table-cell ns42:value-type="float" table:style-name="ce87" office:value="765" office:value-type="float">
            <text:p>765</text:p>
          </table:table-cell>
          <table:table-cell table:formula="of:=SUM([.G27:.I27])" ns42:value-type="float" table:style-name="ce87" office:value-type="float" office:value="2623">
            <text:p>262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6 tot 59 jaar</text:p>
            <office:annotation>
              <text:p>http://purl.org/linked-data/sdmx/2009/dimension#refArea=http://www.gemeentegeschiedenis.nl/amco/10836</text:p>
            </office:annotation>
          </table:table-cell>
          <table:table-cell table:style-name="ce66"/>
          <table:table-cell ns42:value-type="float" table:style-name="ce83" office:value="130" office:value-type="float">
            <text:p>130</text:p>
          </table:table-cell>
          <table:table-cell ns42:value-type="float" table:style-name="ce87" office:value="1283" office:value-type="float">
            <text:p>1283</text:p>
          </table:table-cell>
          <table:table-cell ns42:value-type="float" table:style-name="ce87" office:value="227" office:value-type="float">
            <text:p>227</text:p>
          </table:table-cell>
          <table:table-cell table:formula="of:=SUM([.C28:.E28])" ns42:value-type="float" table:style-name="ce87" office:value-type="float" office:value="1640">
            <text:p>1640</text:p>
          </table:table-cell>
          <table:table-cell ns42:value-type="float" table:style-name="ce87" office:value="177" office:value-type="float">
            <text:p>177</text:p>
          </table:table-cell>
          <table:table-cell ns42:value-type="float" table:style-name="ce87" office:value="1067" office:value-type="float">
            <text:p>1067</text:p>
          </table:table-cell>
          <table:table-cell ns42:value-type="float" table:style-name="ce87" office:value="662" office:value-type="float">
            <text:p>662</text:p>
          </table:table-cell>
          <table:table-cell table:formula="of:=SUM([.G28:.I28])" ns42:value-type="float" table:style-name="ce87" office:value-type="float" office:value="1906">
            <text:p>19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59 tot 62 jaar</text:p>
            <office:annotation>
              <text:p>http://purl.org/linked-data/sdmx/2009/dimension#refArea=http://www.gemeentegeschiedenis.nl/amco/10005</text:p>
            </office:annotation>
          </table:table-cell>
          <table:table-cell table:style-name="ce66"/>
          <table:table-cell ns42:value-type="float" table:style-name="ce83" office:value="102" office:value-type="float">
            <text:p>102</text:p>
          </table:table-cell>
          <table:table-cell ns42:value-type="float" table:style-name="ce87" office:value="1107" office:value-type="float">
            <text:p>1107</text:p>
          </table:table-cell>
          <table:table-cell ns42:value-type="float" table:style-name="ce87" office:value="229" office:value-type="float">
            <text:p>229</text:p>
          </table:table-cell>
          <table:table-cell table:formula="of:=SUM([.C29:.E29])" ns42:value-type="float" table:style-name="ce87" office:value-type="float" office:value="1438">
            <text:p>1438</text:p>
          </table:table-cell>
          <table:table-cell ns42:value-type="float" table:style-name="ce87" office:value="131" office:value-type="float">
            <text:p>131</text:p>
          </table:table-cell>
          <table:table-cell ns42:value-type="float" table:style-name="ce87" office:value="905" office:value-type="float">
            <text:p>905</text:p>
          </table:table-cell>
          <table:table-cell ns42:value-type="float" table:style-name="ce87" office:value="734" office:value-type="float">
            <text:p>734</text:p>
          </table:table-cell>
          <table:table-cell table:formula="of:=SUM([.G29:.I29])" ns42:value-type="float" table:style-name="ce87" office:value-type="float" office:value="1770">
            <text:p>177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2 tot 65 jaar</text:p>
            <office:annotation>
              <text:p>http://purl.org/linked-data/sdmx/2009/dimension#refArea=http://www.gemeentegeschiedenis.nl/amco/10330</text:p>
            </office:annotation>
          </table:table-cell>
          <table:table-cell table:style-name="ce66"/>
          <table:table-cell ns42:value-type="float" table:style-name="ce83" office:value="120" office:value-type="float">
            <text:p>120</text:p>
          </table:table-cell>
          <table:table-cell ns42:value-type="float" table:style-name="ce87" office:value="991" office:value-type="float">
            <text:p>991</text:p>
          </table:table-cell>
          <table:table-cell ns42:value-type="float" table:style-name="ce87" office:value="311" office:value-type="float">
            <text:p>311</text:p>
          </table:table-cell>
          <table:table-cell table:formula="of:=SUM([.C30:.E30])" ns42:value-type="float" table:style-name="ce87" office:value-type="float" office:value="1422">
            <text:p>1422</text:p>
          </table:table-cell>
          <table:table-cell ns42:value-type="float" table:style-name="ce90" office:value="127" office:value-type="float">
            <text:p>127</text:p>
          </table:table-cell>
          <table:table-cell ns42:value-type="float" table:style-name="ce87" office:value="802" office:value-type="float">
            <text:p>802</text:p>
          </table:table-cell>
          <table:table-cell ns42:value-type="float" table:style-name="ce87" office:value="822" office:value-type="float">
            <text:p>822</text:p>
          </table:table-cell>
          <table:table-cell table:formula="of:=SUM([.G30:.I30])" ns42:value-type="float" table:style-name="ce87" office:value-type="float" office:value="1751">
            <text:p>175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5 tot 67 jaar</text:p>
            <office:annotation>
              <text:p>http://purl.org/linked-data/sdmx/2009/dimension#refArea=http://www.gemeentegeschiedenis.nl/amco/10355</text:p>
            </office:annotation>
          </table:table-cell>
          <table:table-cell table:style-name="ce66"/>
          <table:table-cell ns42:value-type="float" table:style-name="ce83" office:value="80" office:value-type="float">
            <text:p>80</text:p>
          </table:table-cell>
          <table:table-cell ns42:value-type="float" table:style-name="ce87" office:value="667" office:value-type="float">
            <text:p>667</text:p>
          </table:table-cell>
          <table:table-cell ns42:value-type="float" table:style-name="ce87" office:value="236" office:value-type="float">
            <text:p>236</text:p>
          </table:table-cell>
          <table:table-cell table:formula="of:=SUM([.C31:.E31])" ns42:value-type="float" table:style-name="ce87" office:value-type="float" office:value="983">
            <text:p>983</text:p>
          </table:table-cell>
          <table:table-cell ns42:value-type="float" table:style-name="ce87" office:value="104" office:value-type="float">
            <text:p>104</text:p>
          </table:table-cell>
          <table:table-cell ns42:value-type="float" table:style-name="ce87" office:value="488" office:value-type="float">
            <text:p>488</text:p>
          </table:table-cell>
          <table:table-cell ns42:value-type="float" table:style-name="ce87" office:value="588" office:value-type="float">
            <text:p>588</text:p>
          </table:table-cell>
          <table:table-cell table:formula="of:=SUM([.G31:.I31])" ns42:value-type="float" table:style-name="ce87" office:value-type="float" office:value="1180">
            <text:p>118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7 tot 69 jaar</text:p>
            <office:annotation>
              <text:p>http://purl.org/linked-data/sdmx/2009/dimension#refArea=http://www.gemeentegeschiedenis.nl/amco/10680</text:p>
            </office:annotation>
          </table:table-cell>
          <table:table-cell table:style-name="ce66"/>
          <table:table-cell ns42:value-type="float" table:style-name="ce83" office:value="57" office:value-type="float">
            <text:p>57</text:p>
          </table:table-cell>
          <table:table-cell ns42:value-type="float" table:style-name="ce87" office:value="492" office:value-type="float">
            <text:p>492</text:p>
          </table:table-cell>
          <table:table-cell ns42:value-type="float" table:style-name="ce87" office:value="221" office:value-type="float">
            <text:p>221</text:p>
          </table:table-cell>
          <table:table-cell table:formula="of:=SUM([.C32:.E32])" ns42:value-type="float" table:style-name="ce87" office:value-type="float" office:value="770">
            <text:p>770</text:p>
          </table:table-cell>
          <table:table-cell ns42:value-type="float" table:style-name="ce87" office:value="96" office:value-type="float">
            <text:p>96</text:p>
          </table:table-cell>
          <table:table-cell ns42:value-type="float" table:style-name="ce87" office:value="393" office:value-type="float">
            <text:p>393</text:p>
          </table:table-cell>
          <table:table-cell ns42:value-type="float" table:style-name="ce87" office:value="542" office:value-type="float">
            <text:p>542</text:p>
          </table:table-cell>
          <table:table-cell table:formula="of:=SUM([.G32:.I32])" ns42:value-type="float" table:style-name="ce87" office:value-type="float" office:value="1031">
            <text:p>103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69 tot 71 jaar</text:p>
            <office:annotation>
              <text:p>http://purl.org/linked-data/sdmx/2009/dimension#refArea=http://www.gemeentegeschiedenis.nl/amco/10405</text:p>
            </office:annotation>
          </table:table-cell>
          <table:table-cell table:style-name="ce66"/>
          <table:table-cell ns42:value-type="float" table:style-name="ce83" office:value="70" office:value-type="float">
            <text:p>70</text:p>
          </table:table-cell>
          <table:table-cell ns42:value-type="float" table:style-name="ce87" office:value="469" office:value-type="float">
            <text:p>469</text:p>
          </table:table-cell>
          <table:table-cell ns42:value-type="float" table:style-name="ce87" office:value="216" office:value-type="float">
            <text:p>216</text:p>
          </table:table-cell>
          <table:table-cell table:formula="of:=SUM([.C33:.E33])" ns42:value-type="float" table:style-name="ce87" office:value-type="float" office:value="755">
            <text:p>755</text:p>
          </table:table-cell>
          <table:table-cell ns42:value-type="float" table:style-name="ce87" office:value="98" office:value-type="float">
            <text:p>98</text:p>
          </table:table-cell>
          <table:table-cell ns42:value-type="float" table:style-name="ce87" office:value="344" office:value-type="float">
            <text:p>344</text:p>
          </table:table-cell>
          <table:table-cell ns42:value-type="float" table:style-name="ce87" office:value="574" office:value-type="float">
            <text:p>574</text:p>
          </table:table-cell>
          <table:table-cell table:formula="of:=SUM([.G33:.I33])" ns42:value-type="float" table:style-name="ce87" office:value-type="float" office:value="1016">
            <text:p>101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1 tot 73 jaar</text:p>
            <office:annotation>
              <text:p>http://purl.org/linked-data/sdmx/2009/dimension#refArea=http://www.gemeentegeschiedenis.nl/amco/11241</text:p>
            </office:annotation>
          </table:table-cell>
          <table:table-cell table:style-name="ce66"/>
          <table:table-cell ns42:value-type="float" table:style-name="ce83" office:value="48" office:value-type="float">
            <text:p>48</text:p>
          </table:table-cell>
          <table:table-cell ns42:value-type="float" table:style-name="ce87" office:value="336" office:value-type="float">
            <text:p>336</text:p>
          </table:table-cell>
          <table:table-cell ns42:value-type="float" table:style-name="ce87" office:value="190" office:value-type="float">
            <text:p>190</text:p>
          </table:table-cell>
          <table:table-cell table:formula="of:=SUM([.C34:.E34])" ns42:value-type="float" table:style-name="ce87" office:value-type="float" office:value="574">
            <text:p>574</text:p>
          </table:table-cell>
          <table:table-cell ns42:value-type="float" table:style-name="ce87" office:value="58" office:value-type="float">
            <text:p>58</text:p>
          </table:table-cell>
          <table:table-cell ns42:value-type="float" table:style-name="ce87" office:value="195" office:value-type="float">
            <text:p>195</text:p>
          </table:table-cell>
          <table:table-cell ns42:value-type="float" table:style-name="ce87" office:value="445" office:value-type="float">
            <text:p>445</text:p>
          </table:table-cell>
          <table:table-cell table:formula="of:=SUM([.G34:.I34])" ns42:value-type="float" table:style-name="ce87" office:value-type="float" office:value="698">
            <text:p>69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3 tot 75 jaar</text:p>
            <office:annotation>
              <text:p>http://purl.org/linked-data/sdmx/2009/dimension#refArea=http://www.gemeentegeschiedenis.nl/amco/10140</text:p>
            </office:annotation>
          </table:table-cell>
          <table:table-cell table:style-name="ce66"/>
          <table:table-cell ns42:value-type="float" table:style-name="ce83" office:value="43" office:value-type="float">
            <text:p>43</text:p>
          </table:table-cell>
          <table:table-cell ns42:value-type="float" table:style-name="ce87" office:value="269" office:value-type="float">
            <text:p>269</text:p>
          </table:table-cell>
          <table:table-cell ns42:value-type="float" table:style-name="ce87" office:value="191" office:value-type="float">
            <text:p>191</text:p>
          </table:table-cell>
          <table:table-cell table:formula="of:=SUM([.C35:.E35])" ns42:value-type="float" table:style-name="ce87" office:value-type="float" office:value="503">
            <text:p>503</text:p>
          </table:table-cell>
          <table:table-cell ns42:value-type="float" table:style-name="ce87" office:value="53" office:value-type="float">
            <text:p>53</text:p>
          </table:table-cell>
          <table:table-cell ns42:value-type="float" table:style-name="ce87" office:value="172" office:value-type="float">
            <text:p>172</text:p>
          </table:table-cell>
          <table:table-cell ns42:value-type="float" table:style-name="ce87" office:value="470" office:value-type="float">
            <text:p>470</text:p>
          </table:table-cell>
          <table:table-cell table:formula="of:=SUM([.G35:.I35])" ns42:value-type="float" table:style-name="ce87" office:value-type="float" office:value="695">
            <text:p>6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5 tot 77 jaar</text:p>
            <office:annotation>
              <text:p>http://purl.org/linked-data/sdmx/2009/dimension#refArea=http://www.gemeentegeschiedenis.nl/amco/10129</text:p>
            </office:annotation>
          </table:table-cell>
          <table:table-cell table:style-name="ce66"/>
          <table:table-cell ns42:value-type="float" table:style-name="ce83" office:value="27" office:value-type="float">
            <text:p>27</text:p>
          </table:table-cell>
          <table:table-cell ns42:value-type="float" table:style-name="ce87" office:value="224" office:value-type="float">
            <text:p>224</text:p>
          </table:table-cell>
          <table:table-cell ns42:value-type="float" table:style-name="ce87" office:value="180" office:value-type="float">
            <text:p>180</text:p>
          </table:table-cell>
          <table:table-cell table:formula="of:=SUM([.C36:.E36])" ns42:value-type="float" table:style-name="ce87" office:value-type="float" office:value="431">
            <text:p>431</text:p>
          </table:table-cell>
          <table:table-cell ns42:value-type="float" table:style-name="ce87" office:value="61" office:value-type="float">
            <text:p>61</text:p>
          </table:table-cell>
          <table:table-cell ns42:value-type="float" table:style-name="ce87" office:value="95" office:value-type="float">
            <text:p>95</text:p>
          </table:table-cell>
          <table:table-cell ns42:value-type="float" table:style-name="ce87" office:value="386" office:value-type="float">
            <text:p>386</text:p>
          </table:table-cell>
          <table:table-cell table:formula="of:=SUM([.G36:.I36])" ns42:value-type="float" table:style-name="ce87" office:value-type="float" office:value="542">
            <text:p>54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7 tot 79 jaar</text:p>
            <office:annotation>
              <text:p>http://purl.org/linked-data/sdmx/2009/dimension#refArea=http://www.gemeentegeschiedenis.nl/amco/11322</text:p>
            </office:annotation>
          </table:table-cell>
          <table:table-cell table:style-name="ce66"/>
          <table:table-cell ns42:value-type="float" table:style-name="ce83" office:value="31" office:value-type="float">
            <text:p>31</text:p>
          </table:table-cell>
          <table:table-cell ns42:value-type="float" table:style-name="ce87" office:value="135" office:value-type="float">
            <text:p>135</text:p>
          </table:table-cell>
          <table:table-cell ns42:value-type="float" table:style-name="ce87" office:value="139" office:value-type="float">
            <text:p>139</text:p>
          </table:table-cell>
          <table:table-cell table:formula="of:=SUM([.C37:.E37])" ns42:value-type="float" table:style-name="ce87" office:value-type="float" office:value="305">
            <text:p>305</text:p>
          </table:table-cell>
          <table:table-cell ns42:value-type="float" table:style-name="ce87" office:value="30" office:value-type="float">
            <text:p>30</text:p>
          </table:table-cell>
          <table:table-cell ns42:value-type="float" table:style-name="ce87" office:value="86" office:value-type="float">
            <text:p>86</text:p>
          </table:table-cell>
          <table:table-cell ns42:value-type="float" table:style-name="ce87" office:value="282" office:value-type="float">
            <text:p>282</text:p>
          </table:table-cell>
          <table:table-cell table:formula="of:=SUM([.G37:.I37])" ns42:value-type="float" table:style-name="ce87" office:value-type="float" office:value="398">
            <text:p>39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79 tot 81 jaar</text:p>
            <office:annotation>
              <text:p>http://purl.org/linked-data/sdmx/2009/dimension#refArea=http://www.gemeentegeschiedenis.nl/amco/10454</text:p>
            </office:annotation>
          </table:table-cell>
          <table:table-cell table:style-name="ce66"/>
          <table:table-cell ns42:value-type="float" table:style-name="ce83" office:value="15" office:value-type="float">
            <text:p>15</text:p>
          </table:table-cell>
          <table:table-cell ns42:value-type="float" table:style-name="ce87" office:value="101" office:value-type="float">
            <text:p>101</text:p>
          </table:table-cell>
          <table:table-cell ns42:value-type="float" table:style-name="ce87" office:value="100" office:value-type="float">
            <text:p>100</text:p>
          </table:table-cell>
          <table:table-cell table:formula="of:=SUM([.C38:.E38])" ns42:value-type="float" table:style-name="ce87" office:value-type="float" office:value="216">
            <text:p>216</text:p>
          </table:table-cell>
          <table:table-cell ns42:value-type="float" table:style-name="ce87" office:value="23" office:value-type="float">
            <text:p>23</text:p>
          </table:table-cell>
          <table:table-cell ns42:value-type="float" table:style-name="ce87" office:value="51" office:value-type="float">
            <text:p>51</text:p>
          </table:table-cell>
          <table:table-cell ns42:value-type="float" table:style-name="ce87" office:value="243" office:value-type="float">
            <text:p>243</text:p>
          </table:table-cell>
          <table:table-cell table:formula="of:=SUM([.G38:.I38])" ns42:value-type="float" table:style-name="ce87" office:value-type="float" office:value="317">
            <text:p>31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1 tot 83 jaar</text:p>
            <office:annotation>
              <text:p>http://purl.org/linked-data/sdmx/2009/dimension#refArea=http://www.gemeentegeschiedenis.nl/amco/11427</text:p>
            </office:annotation>
          </table:table-cell>
          <table:table-cell table:style-name="ce66"/>
          <table:table-cell ns42:value-type="float" table:style-name="ce83" office:value="11" office:value-type="float">
            <text:p>11</text:p>
          </table:table-cell>
          <table:table-cell ns42:value-type="float" table:style-name="ce87" office:value="57" office:value-type="float">
            <text:p>57</text:p>
          </table:table-cell>
          <table:table-cell ns42:value-type="float" table:style-name="ce87" office:value="80" office:value-type="float">
            <text:p>80</text:p>
          </table:table-cell>
          <table:table-cell table:formula="of:=SUM([.C39:.E39])" ns42:value-type="float" table:style-name="ce87" office:value-type="float" office:value="148">
            <text:p>148</text:p>
          </table:table-cell>
          <table:table-cell ns42:value-type="float" table:style-name="ce87" office:value="24" office:value-type="float">
            <text:p>24</text:p>
          </table:table-cell>
          <table:table-cell ns42:value-type="float" table:style-name="ce87" office:value="23" office:value-type="float">
            <text:p>23</text:p>
          </table:table-cell>
          <table:table-cell ns42:value-type="float" table:style-name="ce87" office:value="133" office:value-type="float">
            <text:p>133</text:p>
          </table:table-cell>
          <table:table-cell table:formula="of:=SUM([.G39:.I39])" ns42:value-type="float" table:style-name="ce87" office:value-type="float" office:value="180">
            <text:p>18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3 tot 85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83" office:value="4" office:value-type="float">
            <text:p>4</text:p>
          </table:table-cell>
          <table:table-cell ns42:value-type="float" table:style-name="ce87" office:value="42" office:value-type="float">
            <text:p>42</text:p>
          </table:table-cell>
          <table:table-cell ns42:value-type="float" table:style-name="ce87" office:value="74" office:value-type="float">
            <text:p>74</text:p>
          </table:table-cell>
          <table:table-cell table:formula="of:=SUM([.C40:.E40])" ns42:value-type="float" table:style-name="ce87" office:value-type="float" office:value="120">
            <text:p>120</text:p>
          </table:table-cell>
          <table:table-cell ns42:value-type="float" table:style-name="ce87" office:value="10" office:value-type="float">
            <text:p>10</text:p>
          </table:table-cell>
          <table:table-cell ns42:value-type="float" table:style-name="ce87" office:value="18" office:value-type="float">
            <text:p>18</text:p>
          </table:table-cell>
          <table:table-cell ns42:value-type="float" table:style-name="ce87" office:value="157" office:value-type="float">
            <text:p>157</text:p>
          </table:table-cell>
          <table:table-cell table:formula="of:=SUM([.G40:.I40])" ns42:value-type="float" table:style-name="ce87" office:value-type="float" office:value="185">
            <text:p>18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5 tot 87 jaar</text:p>
          </table:table-cell>
          <table:table-cell table:style-name="ce66"/>
          <table:table-cell ns42:value-type="float" table:style-name="ce83" office:value="2" office:value-type="float">
            <text:p>2</text:p>
          </table:table-cell>
          <table:table-cell ns42:value-type="float" table:style-name="ce87" office:value="16" office:value-type="float">
            <text:p>16</text:p>
          </table:table-cell>
          <table:table-cell ns42:value-type="float" table:style-name="ce87" office:value="39" office:value-type="float">
            <text:p>39</text:p>
          </table:table-cell>
          <table:table-cell table:formula="of:=SUM([.C41:.E41])" ns42:value-type="float" table:style-name="ce87" office:value-type="float" office:value="57">
            <text:p>57</text:p>
          </table:table-cell>
          <table:table-cell ns42:value-type="float" table:style-name="ce87" office:value="5" office:value-type="float">
            <text:p>5</text:p>
          </table:table-cell>
          <table:table-cell ns42:value-type="float" table:style-name="ce87" office:value="9" office:value-type="float">
            <text:p>9</text:p>
          </table:table-cell>
          <table:table-cell ns42:value-type="float" table:style-name="ce87" office:value="94" office:value-type="float">
            <text:p>94</text:p>
          </table:table-cell>
          <table:table-cell table:formula="of:=SUM([.G41:.I41])" ns42:value-type="float" table:style-name="ce87" office:value-type="float" office:value="108">
            <text:p>1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7 tot 89 jaar</text:p>
          </table:table-cell>
          <table:table-cell table:style-name="ce66"/>
          <table:table-cell ns42:value-type="float" table:style-name="ce83" office:value="3" office:value-type="float">
            <text:p>3</text:p>
          </table:table-cell>
          <table:table-cell ns42:value-type="float" table:style-name="ce87" office:value="11" office:value-type="float">
            <text:p>11</text:p>
          </table:table-cell>
          <table:table-cell ns42:value-type="float" table:style-name="ce87" office:value="26" office:value-type="float">
            <text:p>26</text:p>
          </table:table-cell>
          <table:table-cell table:formula="of:=SUM([.C42:.E42])" ns42:value-type="float" table:style-name="ce87" office:value-type="float" office:value="40">
            <text:p>40</text:p>
          </table:table-cell>
          <table:table-cell ns42:value-type="float" table:style-name="ce87" office:value="6" office:value-type="float">
            <text:p>6</text:p>
          </table:table-cell>
          <table:table-cell ns42:value-type="float" table:style-name="ce87" office:value="4" office:value-type="float">
            <text:p>4</text:p>
          </table:table-cell>
          <table:table-cell ns42:value-type="float" table:style-name="ce87" office:value="48" office:value-type="float">
            <text:p>48</text:p>
          </table:table-cell>
          <table:table-cell table:formula="of:=SUM([.G42:.I42])" ns42:value-type="float" table:style-name="ce87" office:value-type="float" office:value="58">
            <text:p>5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89 tot 90 jaar</text:p>
          </table:table-cell>
          <table:table-cell table:style-name="ce66"/>
          <table:table-cell table:style-name="ce83"/>
          <table:table-cell ns42:value-type="float" table:style-name="ce87" office:value="4" office:value-type="float">
            <text:p>4</text:p>
          </table:table-cell>
          <table:table-cell ns42:value-type="float" table:style-name="ce87" office:value="9" office:value-type="float">
            <text:p>9</text:p>
          </table:table-cell>
          <table:table-cell table:formula="of:=SUM([.C43:.E43])" ns42:value-type="float" table:style-name="ce87" office:value-type="float" office:value="13">
            <text:p>13</text:p>
          </table:table-cell>
          <table:table-cell table:style-name="ce87" table:number-columns-repeated="2"/>
          <table:table-cell ns42:value-type="float" table:style-name="ce87" office:value="15" office:value-type="float">
            <text:p>15</text:p>
          </table:table-cell>
          <table:table-cell table:formula="of:=SUM([.G43:.I43])" ns42:value-type="float" table:style-name="ce87" office:value-type="float" office:value="15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0 tot 91 jaar</text:p>
          </table:table-cell>
          <table:table-cell table:style-name="ce66"/>
          <table:table-cell ns42:value-type="float" table:style-name="ce83" office:value="1" office:value-type="float">
            <text:p>1</text:p>
          </table:table-cell>
          <table:table-cell ns42:value-type="float" table:style-name="ce87" office:value="5" office:value-type="float">
            <text:p>5</text:p>
          </table:table-cell>
          <table:table-cell ns42:value-type="float" table:style-name="ce87" office:value="9" office:value-type="float">
            <text:p>9</text:p>
          </table:table-cell>
          <table:table-cell table:formula="of:=SUM([.C44:.E44])" ns42:value-type="float" table:style-name="ce87" office:value-type="float" office:value="15">
            <text:p>15</text:p>
          </table:table-cell>
          <table:table-cell table:style-name="ce87"/>
          <table:table-cell ns42:value-type="float" table:style-name="ce87" office:value="1" office:value-type="float">
            <text:p>1</text:p>
          </table:table-cell>
          <table:table-cell ns42:value-type="float" table:style-name="ce87" office:value="12" office:value-type="float">
            <text:p>12</text:p>
          </table:table-cell>
          <table:table-cell table:formula="of:=SUM([.G44:.I44])" ns42:value-type="float" table:style-name="ce87" office:value-type="float" office:value="13">
            <text:p>1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1 tot 92 jaar</text:p>
          </table:table-cell>
          <table:table-cell table:style-name="ce66"/>
          <table:table-cell table:style-name="ce83"/>
          <table:table-cell ns42:value-type="float" table:style-name="ce87" office:value="1" office:value-type="float">
            <text:p>1</text:p>
          </table:table-cell>
          <table:table-cell ns42:value-type="float" table:style-name="ce87" office:value="9" office:value-type="float">
            <text:p>9</text:p>
          </table:table-cell>
          <table:table-cell table:formula="of:=SUM([.C45:.E45])" ns42:value-type="float" table:style-name="ce87" office:value-type="float" office:value="10">
            <text:p>10</text:p>
          </table:table-cell>
          <table:table-cell table:style-name="ce87" table:number-columns-repeated="2"/>
          <table:table-cell ns42:value-type="float" table:style-name="ce87" office:value="7" office:value-type="float">
            <text:p>7</text:p>
          </table:table-cell>
          <table:table-cell table:formula="of:=SUM([.G45:.I45])" ns42:value-type="float" table:style-name="ce87" office:value-type="float" office:value="7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2 tot 93 jaar</text:p>
          </table:table-cell>
          <table:table-cell table:style-name="ce66"/>
          <table:table-cell table:style-name="ce83"/>
          <table:table-cell ns42:value-type="float" office:value="1" table:style-name="ce87" table:number-columns-repeated="2" office:value-type="float">
            <text:p>1</text:p>
          </table:table-cell>
          <table:table-cell table:formula="of:=SUM([.C46:.E46])" ns42:value-type="float" table:style-name="ce87" office:value-type="float" office:value="2">
            <text:p>2</text:p>
          </table:table-cell>
          <table:table-cell ns42:value-type="float" table:style-name="ce87" office:value="2" office:value-type="float">
            <text:p>2</text:p>
          </table:table-cell>
          <table:table-cell table:style-name="ce87"/>
          <table:table-cell ns42:value-type="float" table:style-name="ce87" office:value="8" office:value-type="float">
            <text:p>8</text:p>
          </table:table-cell>
          <table:table-cell table:formula="of:=SUM([.G46:.I46])" ns42:value-type="float" table:style-name="ce87" office:value-type="float" office:value="10">
            <text:p>1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3 tot 94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3" office:value-type="float">
            <text:p>3</text:p>
          </table:table-cell>
          <table:table-cell table:formula="of:=SUM([.C47:.E47])" ns42:value-type="float" table:style-name="ce87" office:value-type="float" office:value="3">
            <text:p>3</text:p>
          </table:table-cell>
          <table:table-cell ns42:value-type="float" table:style-name="ce87" office:value="2" office:value-type="float">
            <text:p>2</text:p>
          </table:table-cell>
          <table:table-cell table:style-name="ce87"/>
          <table:table-cell ns42:value-type="float" table:style-name="ce87" office:value="8" office:value-type="float">
            <text:p>8</text:p>
          </table:table-cell>
          <table:table-cell table:formula="of:=SUM([.G47:.I47])" ns42:value-type="float" table:style-name="ce87" office:value-type="float" office:value="10">
            <text:p>1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4 tot 95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4" office:value-type="float">
            <text:p>4</text:p>
          </table:table-cell>
          <table:table-cell table:formula="of:=SUM([.C48:.E48])" ns42:value-type="float" table:style-name="ce87" office:value-type="float" office:value="4">
            <text:p>4</text:p>
          </table:table-cell>
          <table:table-cell table:style-name="ce87"/>
          <table:table-cell ns42:value-type="float" table:style-name="ce87" office:value="2" office:value-type="float">
            <text:p>2</text:p>
          </table:table-cell>
          <table:table-cell ns42:value-type="float" table:style-name="ce87" office:value="3" office:value-type="float">
            <text:p>3</text:p>
          </table:table-cell>
          <table:table-cell table:formula="of:=SUM([.G48:.I48])" ns42:value-type="float" table:style-name="ce87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5 tot 96 jaar</text:p>
          </table:table-cell>
          <table:table-cell table:style-name="ce66"/>
          <table:table-cell ns42:value-type="float" table:style-name="ce83" office:value="1" office:value-type="float">
            <text:p>1</text:p>
          </table:table-cell>
          <table:table-cell table:style-name="ce87" table:number-columns-repeated="2"/>
          <table:table-cell table:formula="of:=SUM([.C49:.E49])" ns42:value-type="float" table:style-name="ce87" office:value-type="float" office:value="1">
            <text:p>1</text:p>
          </table:table-cell>
          <table:table-cell table:style-name="ce87" table:number-columns-repeated="2"/>
          <table:table-cell ns42:value-type="float" table:style-name="ce87" office:value="3" office:value-type="float">
            <text:p>3</text:p>
          </table:table-cell>
          <table:table-cell table:formula="of:=SUM([.G49:.I49])" ns42:value-type="float" table:style-name="ce87" office:value-type="float" office:value="3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6 tot 97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0:.E50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0:.I50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7 tot 98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1:.E51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3" office:value-type="float">
            <text:p>3</text:p>
          </table:table-cell>
          <table:table-cell table:formula="of:=SUM([.G51:.I51])" ns42:value-type="float" table:style-name="ce87" office:value-type="float" office:value="3">
            <text:p>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6" office:value-type="string">
            <text:p>Van 98 tot 99 jaar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2:.E52])" ns42:value-type="float" table:style-name="ce87" office:value-type="float" office:value="0">
            <text:p>0</text:p>
          </table:table-cell>
          <table:table-cell table:style-name="ce87" table:number-columns-repeated="3"/>
          <table:table-cell table:formula="of:=SUM([.G52:.I52])" ns42:value-type="float" table:style-name="ce87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7" office:value-type="string">
            <text:p>Van 99 tot 100 jaar</text:p>
          </table:table-cell>
          <table:table-cell table:style-name="ce66"/>
          <table:table-cell table:style-name="ce83"/>
          <table:table-cell table:style-name="ce87"/>
          <table:table-cell ns42:value-type="float" table:style-name="ce87" office:value="1" office:value-type="float">
            <text:p>1</text:p>
          </table:table-cell>
          <table:table-cell table:formula="of:=SUM([.C53:.E53])" ns42:value-type="float" table:style-name="ce87" office:value-type="float" office:value="1">
            <text:p>1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3:.I53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2">
          <table:table-cell ns42:value-type="string" table:style-name="ce77" office:value-type="string">
            <text:p>Van 100 enz.</text:p>
          </table:table-cell>
          <table:table-cell table:style-name="ce66"/>
          <table:table-cell table:style-name="ce83"/>
          <table:table-cell table:style-name="ce87" table:number-columns-repeated="2"/>
          <table:table-cell table:formula="of:=SUM([.C54:.E54])" ns42:value-type="float" table:style-name="ce87" office:value-type="float" office:value="0">
            <text:p>0</text:p>
          </table:table-cell>
          <table:table-cell table:style-name="ce87" table:number-columns-repeated="2"/>
          <table:table-cell ns42:value-type="float" table:style-name="ce87" office:value="1" office:value-type="float">
            <text:p>1</text:p>
          </table:table-cell>
          <table:table-cell table:formula="of:=SUM([.G54:.I54])" ns42:value-type="float" table:style-name="ce87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56" office:value-type="float">
            <text:p>56</text:p>
          </table:table-cell>
          <table:table-cell ns42:value-type="float" table:style-name="ce52" office:value="57" office:value-type="float">
            <text:p>57</text:p>
          </table:table-cell>
          <table:table-cell ns42:value-type="string" table:style-name="ce52" office:value-type="string">
            <text:p>FR</text:p>
          </table:table-cell>
          <table:table-cell ns42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2:value-type="string" table:style-name="ce78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4])" ns42:value-type="float" table:style-name="ce84" office:value-type="float" office:value="71140">
            <text:p>71140</text:p>
          </table:table-cell>
          <table:table-cell table:formula="of:=SUM([.D8:.D54])" ns42:value-type="float" table:style-name="ce88" office:value-type="float" office:value="36025">
            <text:p>36025</text:p>
          </table:table-cell>
          <table:table-cell table:formula="of:=SUM([.E8:.E54])" ns42:value-type="float" table:style-name="ce88" office:value-type="float" office:value="4286">
            <text:p>4286</text:p>
          </table:table-cell>
          <table:table-cell table:formula="of:=SUM([.F8:.F54])" ns42:value-type="float" table:style-name="ce88" office:value-type="float" office:value="111451">
            <text:p>111451</text:p>
          </table:table-cell>
          <table:table-cell table:formula="of:=SUM([.G8:.G54])" ns42:value-type="float" table:style-name="ce88" office:value-type="float" office:value="70251">
            <text:p>70251</text:p>
          </table:table-cell>
          <table:table-cell table:formula="of:=SUM([.H8:.H54])" ns42:value-type="float" table:style-name="ce88" office:value-type="float" office:value="35920">
            <text:p>35920</text:p>
          </table:table-cell>
          <table:table-cell table:formula="of:=SUM([.I8:.I54])" ns42:value-type="float" table:style-name="ce88" office:value-type="float" office:value="10237">
            <text:p>10237</text:p>
          </table:table-cell>
          <table:table-cell table:formula="of:=SUM([.J8:.J54])" ns42:value-type="float" table:style-name="ce88" office:value-type="float" office:value="116408">
            <text:p>116408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56" office:value-type="float">
            <text:p>56</text:p>
          </table:table-cell>
          <table:table-cell ns42:value-type="float" table:style-name="ce53" office:value="57" office:value-type="float">
            <text:p>57</text:p>
          </table:table-cell>
          <table:table-cell ns42:value-type="string" table:style-name="ce53" office:value-type="string">
            <text:p>FR</text:p>
          </table:table-cell>
          <table:table-cell ns42:value-type="string" table:style-name="ce63" office:value-type="string">
            <text:p>39_009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79" table:number-columns-repeated="16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4.88711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